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23.9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197.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69.45pt"/>
    </style:style>
    <style:style style:name="co15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FreeSans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FreeSans"/>
    </style:style>
    <style:style style:name="ce12" style:family="table-cell" style:parent-style-name="Default" style:data-style-name="N128">
      <style:text-properties style:font-name="FreeSans"/>
    </style:style>
    <style:style style:name="ce13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FreeSans"/>
    </style:style>
    <style:style style:name="ce14" style:family="table-cell" style:parent-style-name="Default" style:data-style-name="N11">
      <style:text-properties style:font-name="FreeSans"/>
    </style:style>
    <style:style style:name="ce15" style:family="table-cell" style:parent-style-name="Default" style:data-style-name="N127">
      <style:table-cell-properties fo:border-bottom="none" fo:border-left="none" fo:border-right="none" fo:border-top="0.06pt solid #000000"/>
      <style:text-properties style:font-name="FreeSans"/>
    </style:style>
    <style:style style:name="ce16" style:family="table-cell" style:parent-style-name="Default" style:data-style-name="N127">
      <style:text-properties style:font-name="FreeSans"/>
    </style:style>
    <style:style style:name="ce17" style:family="table-cell" style:parent-style-name="Default" style:data-style-name="N127">
      <style:table-cell-properties fo:border-bottom="0.06pt solid #000000" fo:border-left="none" fo:border-right="none" fo:border-top="none"/>
      <style:text-properties style:font-name="FreeSans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font-name="FreeSans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FreeSans"/>
    </style:style>
    <style:style style:name="ce20" style:family="table-cell" style:parent-style-name="Default" style:data-style-name="N11">
      <style:table-cell-properties fo:border-bottom="none" fo:border-left="none" fo:border-right="0.06pt solid #000000" fo:border-top="0.06pt solid #000000"/>
      <style:text-properties style:font-name="FreeSans"/>
    </style:style>
    <style:style style:name="ce21" style:family="table-cell" style:parent-style-name="Default" style:data-style-name="N11">
      <style:table-cell-properties fo:border-bottom="none" fo:border-left="none" fo:border-right="0.06pt solid #000000" fo:border-top="none"/>
      <style:text-properties style:font-name="FreeSans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  <style:text-properties style:font-name="FreeSans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style:font-name="FreeSans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font-name="FreeSans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font-name="FreeSans"/>
    </style:style>
    <style:style style:name="ce27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28">
      <style:table-cell-properties fo:border-bottom="0.06pt solid #000000" fo:border-left="none" fo:border-right="none" fo:border-top="0.06pt solid #000000"/>
    </style:style>
    <style:style style:name="ce35" style:family="table-cell" style:parent-style-name="Default" style:data-style-name="N128"/>
    <style:style style:name="ce36" style:family="table-cell" style:parent-style-name="Default" style:data-style-name="N11"/>
    <style:style style:name="ce37" style:family="table-cell" style:parent-style-name="Default" style:data-style-name="N127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Default" style:data-style-name="N127"/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15% Native Spea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Native Speaker Cou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www.webcitation.org/query?id=1257013011437361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 calcext:value-type="string">
            <text:p>simp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Relative Weight</text:p>
          </table:table-cell>
          <table:table-cell table:style-name="ce14" office:value-type="percentage" office:value="0.15" calcext:value-type="percentage">
            <text:p>15.00%</text:p>
          </table:table-cell>
          <table:table-cell/>
          <table:table-cell office:value-type="string" calcext:value-type="string">
            <text:p>aggr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hinese/Mandarin</text:p>
          </table:table-cell>
          <table:table-cell table:style-name="ce6" office:value-type="string" calcext:value-type="string">
            <text:p>zh-cmn</text:p>
          </table:table-cell>
          <table:table-cell table:style-name="ce8" table:formula="of:=1212560000-80000000-60000000" office:value-type="float" office:value="1072560000" calcext:value-type="float">
            <text:p>1072560000</text:p>
          </table:table-cell>
          <table:table-cell table:style-name="ce11" table:formula="of:=[.D6]/[.$D$78]" office:value-type="float" office:value="0.205753947469506" calcext:value-type="float">
            <text:p>0.2058</text:p>
          </table:table-cell>
          <table:table-cell table:style-name="ce15" table:formula="of:=[.E6]*[.$F$5]" office:value-type="float" office:value="0.0308630921204259" calcext:value-type="float">
            <text:p>0.03086</text:p>
          </table:table-cell>
          <table:table-cell table:style-name="ce18"/>
          <table:table-cell table:style-name="ce18" table:formula="of:=[.D6]" office:value-type="float" office:value="1072560000" calcext:value-type="float">
            <text:p>1072560000</text:p>
          </table:table-cell>
          <table:table-cell table:style-name="ce20" table:formula="of:=[.H6]/[.$I$78]" office:value-type="percentage" office:value="0.141126315789474" calcext:value-type="percentage">
            <text:p>14.1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Arabic</text:p>
          </table:table-cell>
          <table:table-cell table:style-name="ce5" office:value-type="string" calcext:value-type="string">
            <text:p>ar</text:p>
          </table:table-cell>
          <table:table-cell table:style-name="ce9" office:value-type="float" office:value="422039637" calcext:value-type="float">
            <text:p>422039637</text:p>
          </table:table-cell>
          <table:table-cell table:style-name="ce12" table:formula="of:=[.D7]/[.$D$78]" office:value-type="float" office:value="0.0809617376196645" calcext:value-type="float">
            <text:p>0.0810</text:p>
          </table:table-cell>
          <table:table-cell table:style-name="ce16" table:formula="of:=[.E7]*[.$F$5]" office:value-type="float" office:value="0.0121442606429497" calcext:value-type="float">
            <text:p>0.01214</text:p>
          </table:table-cell>
          <table:table-cell/>
          <table:table-cell table:formula="of:=[.H6]+[.D7]" office:value-type="float" office:value="1494599637" calcext:value-type="float">
            <text:p>1494599637</text:p>
          </table:table-cell>
          <table:table-cell table:style-name="ce21" table:formula="of:=[.H7]/[.$I$78]" office:value-type="percentage" office:value="0.196657846973684" calcext:value-type="percentage">
            <text:p>19.67%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office:value-type="string" calcext:value-type="string">
            <text:p>Hindi</text:p>
          </table:table-cell>
          <table:table-cell table:style-name="ce5" office:value-type="string" calcext:value-type="string">
            <text:p>hi</text:p>
          </table:table-cell>
          <table:table-cell table:style-name="ce9" office:value-type="float" office:value="366000000" calcext:value-type="float">
            <text:p>366000000</text:p>
          </table:table-cell>
          <table:table-cell table:style-name="ce12" table:formula="of:=[.D8]/[.$D$78]" office:value-type="float" office:value="0.0702114052116797" calcext:value-type="float">
            <text:p>0.0702</text:p>
          </table:table-cell>
          <table:table-cell table:style-name="ce16" table:formula="of:=[.E8]*[.$F$5]" office:value-type="float" office:value="0.010531710781752" calcext:value-type="float">
            <text:p>0.01053</text:p>
          </table:table-cell>
          <table:table-cell table:style-name="Default"/>
          <table:table-cell table:formula="of:=[.H7]+[.D8]" office:value-type="float" office:value="1860599637" calcext:value-type="float">
            <text:p>1860599637</text:p>
          </table:table-cell>
          <table:table-cell table:style-name="ce21" table:formula="of:=[.H8]/[.$I$78]" office:value-type="percentage" office:value="0.244815741710526" calcext:value-type="percentage">
            <text:p>24.48%</text:p>
          </table:table-cell>
          <table:table-cell table:style-name="Default" table:number-columns-repeated="1015"/>
        </table:table-row>
        <table:table-row table:style-name="ro1">
          <table:table-cell/>
          <table:table-cell table:style-name="ce3" office:value-type="string" calcext:value-type="string">
            <text:p>English</text:p>
          </table:table-cell>
          <table:table-cell table:style-name="ce5" office:value-type="string" calcext:value-type="string">
            <text:p>en</text:p>
          </table:table-cell>
          <table:table-cell table:style-name="ce9" office:value-type="float" office:value="341000000" calcext:value-type="float">
            <text:p>341000000</text:p>
          </table:table-cell>
          <table:table-cell table:style-name="ce12" table:formula="of:=[.D9]/[.$D$78]" office:value-type="float" office:value="0.0654155441999529" calcext:value-type="float">
            <text:p>0.0654</text:p>
          </table:table-cell>
          <table:table-cell table:style-name="ce16" table:formula="of:=[.E9]*[.$F$5]" office:value-type="float" office:value="0.00981233162999294" calcext:value-type="float">
            <text:p>0.00981</text:p>
          </table:table-cell>
          <table:table-cell/>
          <table:table-cell table:formula="of:=[.H8]+[.D9]" office:value-type="float" office:value="2201599637" calcext:value-type="float">
            <text:p>2201599637</text:p>
          </table:table-cell>
          <table:table-cell table:style-name="ce21" table:formula="of:=[.H9]/[.$I$78]" office:value-type="percentage" office:value="0.289684162763158" calcext:value-type="percentage">
            <text:p>28.97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panish</text:p>
          </table:table-cell>
          <table:table-cell table:style-name="ce5" office:value-type="string" calcext:value-type="string">
            <text:p>es</text:p>
          </table:table-cell>
          <table:table-cell table:style-name="ce9" office:value-type="float" office:value="322200000" calcext:value-type="float">
            <text:p>322200000</text:p>
          </table:table-cell>
          <table:table-cell table:style-name="ce12" table:formula="of:=[.D10]/[.$D$78]" office:value-type="float" office:value="0.0618090567191344" calcext:value-type="float">
            <text:p>0.0618</text:p>
          </table:table-cell>
          <table:table-cell table:style-name="ce16" table:formula="of:=[.E10]*[.$F$5]" office:value-type="float" office:value="0.00927135850787016" calcext:value-type="float">
            <text:p>0.00927</text:p>
          </table:table-cell>
          <table:table-cell/>
          <table:table-cell table:formula="of:=[.H9]+[.D10]" office:value-type="float" office:value="2523799637" calcext:value-type="float">
            <text:p>2523799637</text:p>
          </table:table-cell>
          <table:table-cell table:style-name="ce21" table:formula="of:=[.H10]/[.$I$78]" office:value-type="percentage" office:value="0.332078899605263" calcext:value-type="percentage">
            <text:p>33.2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engali</text:p>
          </table:table-cell>
          <table:table-cell table:style-name="ce5" office:value-type="string" calcext:value-type="string">
            <text:p>bn</text:p>
          </table:table-cell>
          <table:table-cell table:style-name="ce9" office:value-type="float" office:value="207000000" calcext:value-type="float">
            <text:p>207000000</text:p>
          </table:table-cell>
          <table:table-cell table:style-name="ce12" table:formula="of:=[.D11]/[.$D$78]" office:value-type="float" office:value="0.0397097291770975" calcext:value-type="float">
            <text:p>0.0397</text:p>
          </table:table-cell>
          <table:table-cell table:style-name="ce16" table:formula="of:=[.E11]*[.$F$5]" office:value-type="float" office:value="0.00595645937656463" calcext:value-type="float">
            <text:p>0.00596</text:p>
          </table:table-cell>
          <table:table-cell/>
          <table:table-cell table:formula="of:=[.H10]+[.D11]" office:value-type="float" office:value="2730799637" calcext:value-type="float">
            <text:p>2730799637</text:p>
          </table:table-cell>
          <table:table-cell table:style-name="ce21" table:formula="of:=[.H11]/[.$I$78]" office:value-type="percentage" office:value="0.359315741710526" calcext:value-type="percentage">
            <text:p>35.93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ortuguese</text:p>
          </table:table-cell>
          <table:table-cell table:style-name="ce5" office:value-type="string" calcext:value-type="string">
            <text:p>pt</text:p>
          </table:table-cell>
          <table:table-cell table:style-name="ce9" office:value-type="float" office:value="176000000" calcext:value-type="float">
            <text:p>176000000</text:p>
          </table:table-cell>
          <table:table-cell table:style-name="ce12" table:formula="of:=[.D12]/[.$D$78]" office:value-type="float" office:value="0.0337628615225564" calcext:value-type="float">
            <text:p>0.0338</text:p>
          </table:table-cell>
          <table:table-cell table:style-name="ce16" table:formula="of:=[.E12]*[.$F$5]" office:value-type="float" office:value="0.00506442922838345" calcext:value-type="float">
            <text:p>0.00506</text:p>
          </table:table-cell>
          <table:table-cell/>
          <table:table-cell table:formula="of:=[.H11]+[.D12]" office:value-type="float" office:value="2906799637" calcext:value-type="float">
            <text:p>2906799637</text:p>
          </table:table-cell>
          <table:table-cell table:style-name="ce21" table:formula="of:=[.H12]/[.$I$78]" office:value-type="percentage" office:value="0.382473636447368" calcext:value-type="percentage">
            <text:p>38.25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Russian</text:p>
          </table:table-cell>
          <table:table-cell table:style-name="ce5" office:value-type="string" calcext:value-type="string">
            <text:p>ru</text:p>
          </table:table-cell>
          <table:table-cell table:style-name="ce9" office:value-type="float" office:value="167000000" calcext:value-type="float">
            <text:p>167000000</text:p>
          </table:table-cell>
          <table:table-cell table:style-name="ce12" table:formula="of:=[.D13]/[.$D$78]" office:value-type="float" office:value="0.0320363515583347" calcext:value-type="float">
            <text:p>0.0320</text:p>
          </table:table-cell>
          <table:table-cell table:style-name="ce16" table:formula="of:=[.E13]*[.$F$5]" office:value-type="float" office:value="0.00480545273375021" calcext:value-type="float">
            <text:p>0.00481</text:p>
          </table:table-cell>
          <table:table-cell/>
          <table:table-cell table:formula="of:=[.H12]+[.D13]" office:value-type="float" office:value="3073799637" calcext:value-type="float">
            <text:p>3073799637</text:p>
          </table:table-cell>
          <table:table-cell table:style-name="ce21" table:formula="of:=[.H13]/[.$I$78]" office:value-type="percentage" office:value="0.404447320657895" calcext:value-type="percentage">
            <text:p>40.44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Japanese</text:p>
          </table:table-cell>
          <table:table-cell table:style-name="ce5" office:value-type="string" calcext:value-type="string">
            <text:p>ja</text:p>
          </table:table-cell>
          <table:table-cell table:style-name="ce9" office:value-type="float" office:value="125000000" calcext:value-type="float">
            <text:p>125000000</text:p>
          </table:table-cell>
          <table:table-cell table:style-name="ce12" table:formula="of:=[.D14]/[.$D$78]" office:value-type="float" office:value="0.0239793050586338" calcext:value-type="float">
            <text:p>0.0240</text:p>
          </table:table-cell>
          <table:table-cell table:style-name="ce16" table:formula="of:=[.E14]*[.$F$5]" office:value-type="float" office:value="0.00359689575879507" calcext:value-type="float">
            <text:p>0.00360</text:p>
          </table:table-cell>
          <table:table-cell/>
          <table:table-cell table:formula="of:=[.H13]+[.D14]" office:value-type="float" office:value="3198799637" calcext:value-type="float">
            <text:p>3198799637</text:p>
          </table:table-cell>
          <table:table-cell table:style-name="ce21" table:formula="of:=[.H14]/[.$I$78]" office:value-type="percentage" office:value="0.420894689078947" calcext:value-type="percentage">
            <text:p>42.09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erman</text:p>
          </table:table-cell>
          <table:table-cell table:style-name="ce5" office:value-type="string" calcext:value-type="string">
            <text:p>de</text:p>
          </table:table-cell>
          <table:table-cell table:style-name="ce9" office:value-type="float" office:value="100130000" calcext:value-type="float">
            <text:p>100130000</text:p>
          </table:table-cell>
          <table:table-cell table:style-name="ce12" table:formula="of:=[.D15]/[.$D$78]" office:value-type="float" office:value="0.019208382524168" calcext:value-type="float">
            <text:p>0.0192</text:p>
          </table:table-cell>
          <table:table-cell table:style-name="ce16" table:formula="of:=[.E15]*[.$F$5]" office:value-type="float" office:value="0.0028812573786252" calcext:value-type="float">
            <text:p>0.00288</text:p>
          </table:table-cell>
          <table:table-cell/>
          <table:table-cell table:formula="of:=[.H14]+[.D15]" office:value-type="float" office:value="3298929637" calcext:value-type="float">
            <text:p>3298929637</text:p>
          </table:table-cell>
          <table:table-cell table:style-name="ce21" table:formula="of:=[.H15]/[.$I$78]" office:value-type="percentage" office:value="0.434069689078947" calcext:value-type="percentage">
            <text:p>43.4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Chinese/Wu</text:p>
          </table:table-cell>
          <table:table-cell table:style-name="Default" office:value-type="string" calcext:value-type="string">
            <text:p>zh-wuu</text:p>
          </table:table-cell>
          <table:table-cell table:style-name="ce9" office:value-type="float" office:value="80000000" calcext:value-type="float">
            <text:p>80000000</text:p>
          </table:table-cell>
          <table:table-cell table:style-name="ce12" table:formula="of:=[.D16]/[.$D$78]" office:value-type="float" office:value="0.0153467552375256" calcext:value-type="float">
            <text:p>0.0153</text:p>
          </table:table-cell>
          <table:table-cell table:style-name="ce16" table:formula="of:=[.E16]*[.$F$5]" office:value-type="float" office:value="0.00230201328562884" calcext:value-type="float">
            <text:p>0.00230</text:p>
          </table:table-cell>
          <table:table-cell/>
          <table:table-cell table:formula="of:=[.H15]+[.D16]" office:value-type="float" office:value="3378929637" calcext:value-type="float">
            <text:p>3378929637</text:p>
          </table:table-cell>
          <table:table-cell table:style-name="ce21" table:formula="of:=[.H16]/[.$I$78]" office:value-type="percentage" office:value="0.444596004868421" calcext:value-type="percentage">
            <text:p>44.46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French</text:p>
          </table:table-cell>
          <table:table-cell table:style-name="ce5" office:value-type="string" calcext:value-type="string">
            <text:p>fr</text:p>
          </table:table-cell>
          <table:table-cell table:style-name="ce9" office:value-type="float" office:value="78000000" calcext:value-type="float">
            <text:p>78000000</text:p>
          </table:table-cell>
          <table:table-cell table:style-name="ce12" table:formula="of:=[.D17]/[.$D$78]" office:value-type="float" office:value="0.0149630863565875" calcext:value-type="float">
            <text:p>0.0150</text:p>
          </table:table-cell>
          <table:table-cell table:style-name="ce16" table:formula="of:=[.E17]*[.$F$5]" office:value-type="float" office:value="0.00224446295348812" calcext:value-type="float">
            <text:p>0.00224</text:p>
          </table:table-cell>
          <table:table-cell/>
          <table:table-cell table:formula="of:=[.H16]+[.D17]" office:value-type="float" office:value="3456929637" calcext:value-type="float">
            <text:p>3456929637</text:p>
          </table:table-cell>
          <table:table-cell table:style-name="ce21" table:formula="of:=[.H17]/[.$I$78]" office:value-type="percentage" office:value="0.454859162763158" calcext:value-type="percentage">
            <text:p>45.49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Korean</text:p>
          </table:table-cell>
          <table:table-cell table:style-name="ce5" office:value-type="string" calcext:value-type="string">
            <text:p>ko</text:p>
          </table:table-cell>
          <table:table-cell table:style-name="ce9" office:value-type="float" office:value="78000000" calcext:value-type="float">
            <text:p>78000000</text:p>
          </table:table-cell>
          <table:table-cell table:style-name="ce12" table:formula="of:=[.D18]/[.$D$78]" office:value-type="float" office:value="0.0149630863565875" calcext:value-type="float">
            <text:p>0.0150</text:p>
          </table:table-cell>
          <table:table-cell table:style-name="ce16" table:formula="of:=[.E18]*[.$F$5]" office:value-type="float" office:value="0.00224446295348812" calcext:value-type="float">
            <text:p>0.00224</text:p>
          </table:table-cell>
          <table:table-cell/>
          <table:table-cell table:formula="of:=[.H17]+[.D18]" office:value-type="float" office:value="3534929637" calcext:value-type="float">
            <text:p>3534929637</text:p>
          </table:table-cell>
          <table:table-cell table:style-name="ce21" table:formula="of:=[.H18]/[.$I$78]" office:value-type="percentage" office:value="0.465122320657895" calcext:value-type="percentage">
            <text:p>46.5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Javanese</text:p>
          </table:table-cell>
          <table:table-cell table:style-name="ce5" office:value-type="string" calcext:value-type="string">
            <text:p>jv</text:p>
          </table:table-cell>
          <table:table-cell table:style-name="ce9" office:value-type="float" office:value="75567550" calcext:value-type="float">
            <text:p>75567550</text:p>
          </table:table-cell>
          <table:table-cell table:style-name="ce12" table:formula="of:=[.D19]/[.$D$78]" office:value-type="float" office:value="0.0144964586718685" calcext:value-type="float">
            <text:p>0.0145</text:p>
          </table:table-cell>
          <table:table-cell table:style-name="ce16" table:formula="of:=[.E19]*[.$F$5]" office:value-type="float" office:value="0.00217446880078027" calcext:value-type="float">
            <text:p>0.00217</text:p>
          </table:table-cell>
          <table:table-cell/>
          <table:table-cell table:formula="of:=[.H18]+[.D19]" office:value-type="float" office:value="3610497187" calcext:value-type="float">
            <text:p>3610497187</text:p>
          </table:table-cell>
          <table:table-cell table:style-name="ce21" table:formula="of:=[.H19]/[.$I$78]" office:value-type="percentage" office:value="0.475065419342105" calcext:value-type="percentage">
            <text:p>47.5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elugu</text:p>
          </table:table-cell>
          <table:table-cell table:style-name="ce5" office:value-type="string" calcext:value-type="string">
            <text:p>te</text:p>
          </table:table-cell>
          <table:table-cell table:style-name="ce9" office:value-type="float" office:value="69666000" calcext:value-type="float">
            <text:p>69666000</text:p>
          </table:table-cell>
          <table:table-cell table:style-name="ce12" table:formula="of:=[.D20]/[.$D$78]" office:value-type="float" office:value="0.0133643381297182" calcext:value-type="float">
            <text:p>0.0134</text:p>
          </table:table-cell>
          <table:table-cell table:style-name="ce16" table:formula="of:=[.E20]*[.$F$5]" office:value-type="float" office:value="0.00200465071945774" calcext:value-type="float">
            <text:p>0.00200</text:p>
          </table:table-cell>
          <table:table-cell/>
          <table:table-cell table:formula="of:=[.H19]+[.D20]" office:value-type="float" office:value="3680163187" calcext:value-type="float">
            <text:p>3680163187</text:p>
          </table:table-cell>
          <table:table-cell table:style-name="ce21" table:formula="of:=[.H20]/[.$I$78]" office:value-type="percentage" office:value="0.484231998289474" calcext:value-type="percentage">
            <text:p>48.42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Marathi</text:p>
          </table:table-cell>
          <table:table-cell table:style-name="ce5" office:value-type="string" calcext:value-type="string">
            <text:p>mr</text:p>
          </table:table-cell>
          <table:table-cell table:style-name="ce9" office:value-type="float" office:value="68022000" calcext:value-type="float">
            <text:p>68022000</text:p>
          </table:table-cell>
          <table:table-cell table:style-name="ce12" table:formula="of:=[.D21]/[.$D$78]" office:value-type="float" office:value="0.0130489623095871" calcext:value-type="float">
            <text:p>0.0130</text:p>
          </table:table-cell>
          <table:table-cell table:style-name="ce16" table:formula="of:=[.E21]*[.$F$5]" office:value-type="float" office:value="0.00195734434643806" calcext:value-type="float">
            <text:p>0.00196</text:p>
          </table:table-cell>
          <table:table-cell/>
          <table:table-cell table:formula="of:=[.H20]+[.D21]" office:value-type="float" office:value="3748185187" calcext:value-type="float">
            <text:p>3748185187</text:p>
          </table:table-cell>
          <table:table-cell table:style-name="ce21" table:formula="of:=[.H21]/[.$I$78]" office:value-type="percentage" office:value="0.493182261447368" calcext:value-type="percentage">
            <text:p>49.32%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Vietnamese</text:p>
          </table:table-cell>
          <table:table-cell table:style-name="ce7" office:value-type="string" calcext:value-type="string">
            <text:p>vi</text:p>
          </table:table-cell>
          <table:table-cell table:style-name="ce10" office:value-type="float" office:value="68000000" calcext:value-type="float">
            <text:p>68000000</text:p>
          </table:table-cell>
          <table:table-cell table:style-name="ce13" table:formula="of:=[.D22]/[.$D$78]" office:value-type="float" office:value="0.0130447419518968" calcext:value-type="float">
            <text:p>0.0130</text:p>
          </table:table-cell>
          <table:table-cell table:style-name="ce17" table:formula="of:=[.E22]*[.$F$5]" office:value-type="float" office:value="0.00195671129278452" calcext:value-type="float">
            <text:p>0.00196</text:p>
          </table:table-cell>
          <table:table-cell table:style-name="ce19"/>
          <table:table-cell table:style-name="ce19" table:formula="of:=[.H21]+[.D22]" office:value-type="float" office:value="3816185187" calcext:value-type="float">
            <text:p>3816185187</text:p>
          </table:table-cell>
          <table:table-cell table:style-name="ce22" table:formula="of:=[.H22]/[.$I$78]" office:value-type="percentage" office:value="0.502129629868421" calcext:value-type="percentage">
            <text:p>50.2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amil</text:p>
          </table:table-cell>
          <table:table-cell table:style-name="ce5" office:value-type="string" calcext:value-type="string">
            <text:p>ta</text:p>
          </table:table-cell>
          <table:table-cell table:style-name="ce9" office:value-type="float" office:value="66000000" calcext:value-type="float">
            <text:p>66000000</text:p>
          </table:table-cell>
          <table:table-cell table:style-name="ce12" table:formula="of:=[.D23]/[.$D$78]" office:value-type="float" office:value="0.0126610730709586" calcext:value-type="float">
            <text:p>0.0127</text:p>
          </table:table-cell>
          <table:table-cell table:style-name="ce16" table:formula="of:=[.E23]*[.$F$5]" office:value-type="float" office:value="0.0018991609606438" calcext:value-type="float">
            <text:p>0.00190</text:p>
          </table:table-cell>
          <table:table-cell/>
          <table:table-cell table:formula="of:=[.H22]+[.D23]" office:value-type="float" office:value="3882185187" calcext:value-type="float">
            <text:p>3882185187</text:p>
          </table:table-cell>
          <table:table-cell table:style-name="ce14" table:formula="of:=[.H23]/[.$I$78]" office:value-type="percentage" office:value="0.510813840394737" calcext:value-type="percentage">
            <text:p>51.0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talian</text:p>
          </table:table-cell>
          <table:table-cell table:style-name="ce5" office:value-type="string" calcext:value-type="string">
            <text:p>it</text:p>
          </table:table-cell>
          <table:table-cell table:style-name="ce9" office:value-type="float" office:value="62000000" calcext:value-type="float">
            <text:p>62000000</text:p>
          </table:table-cell>
          <table:table-cell table:style-name="ce12" table:formula="of:=[.D24]/[.$D$78]" office:value-type="float" office:value="0.0118937353090824" calcext:value-type="float">
            <text:p>0.0119</text:p>
          </table:table-cell>
          <table:table-cell table:style-name="ce16" table:formula="of:=[.E24]*[.$F$5]" office:value-type="float" office:value="0.00178406029636235" calcext:value-type="float">
            <text:p>0.00178</text:p>
          </table:table-cell>
          <table:table-cell/>
          <table:table-cell table:formula="of:=[.H23]+[.D24]" office:value-type="float" office:value="3944185187" calcext:value-type="float">
            <text:p>3944185187</text:p>
          </table:table-cell>
          <table:table-cell table:style-name="ce14" table:formula="of:=[.H24]/[.$I$78]" office:value-type="percentage" office:value="0.518971735131579" calcext:value-type="percentage">
            <text:p>51.9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urkish</text:p>
          </table:table-cell>
          <table:table-cell table:style-name="ce5"/>
          <table:table-cell table:style-name="ce9" office:value-type="float" office:value="61000000" calcext:value-type="float">
            <text:p>61000000</text:p>
          </table:table-cell>
          <table:table-cell table:style-name="ce12" table:formula="of:=[.D25]/[.$D$78]" office:value-type="float" office:value="0.0117019008686133" calcext:value-type="float">
            <text:p>0.0117</text:p>
          </table:table-cell>
          <table:table-cell table:style-name="ce16" table:formula="of:=[.E25]*[.$F$5]" office:value-type="float" office:value="0.00175528513029199" calcext:value-type="float">
            <text:p>0.00176</text:p>
          </table:table-cell>
          <table:table-cell/>
          <table:table-cell table:formula="of:=[.H24]+[.D25]" office:value-type="float" office:value="4005185187" calcext:value-type="float">
            <text:p>4005185187</text:p>
          </table:table-cell>
          <table:table-cell table:style-name="ce14" table:formula="of:=[.H25]/[.$I$78]" office:value-type="percentage" office:value="0.526998050921053" calcext:value-type="percentage">
            <text:p>52.7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rdu</text:p>
          </table:table-cell>
          <table:table-cell table:style-name="ce5" office:value-type="string" calcext:value-type="string">
            <text:p>ur</text:p>
          </table:table-cell>
          <table:table-cell table:style-name="ce9" office:value-type="float" office:value="60290000" calcext:value-type="float">
            <text:p>60290000</text:p>
          </table:table-cell>
          <table:table-cell table:style-name="ce12" table:formula="of:=[.D26]/[.$D$78]" office:value-type="float" office:value="0.0115656984158802" calcext:value-type="float">
            <text:p>0.0116</text:p>
          </table:table-cell>
          <table:table-cell table:style-name="ce16" table:formula="of:=[.E26]*[.$F$5]" office:value-type="float" office:value="0.00173485476238204" calcext:value-type="float">
            <text:p>0.00173</text:p>
          </table:table-cell>
          <table:table-cell/>
          <table:table-cell table:formula="of:=[.H25]+[.D26]" office:value-type="float" office:value="4065475187" calcext:value-type="float">
            <text:p>4065475187</text:p>
          </table:table-cell>
          <table:table-cell table:style-name="ce14" table:formula="of:=[.H26]/[.$I$78]" office:value-type="percentage" office:value="0.534930945657895" calcext:value-type="percentage">
            <text:p>53.49%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Chinese/Yue</text:p>
          </table:table-cell>
          <table:table-cell table:style-name="Default" office:value-type="string" calcext:value-type="string">
            <text:p>zh-yue</text:p>
          </table:table-cell>
          <table:table-cell table:style-name="Default" office:value-type="float" office:value="60000000" calcext:value-type="float">
            <text:p>60000000</text:p>
          </table:table-cell>
          <table:table-cell table:style-name="ce12" table:formula="of:=[.D27]/[.$D$78]" office:value-type="float" office:value="0.0115100664281442" calcext:value-type="float">
            <text:p>0.0115</text:p>
          </table:table-cell>
          <table:table-cell table:style-name="ce16" table:formula="of:=[.E27]*[.$F$5]" office:value-type="float" office:value="0.00172650996422163" calcext:value-type="float">
            <text:p>0.00173</text:p>
          </table:table-cell>
          <table:table-cell/>
          <table:table-cell table:formula="of:=[.H26]+[.D27]" office:value-type="float" office:value="4125475187" calcext:value-type="float">
            <text:p>4125475187</text:p>
          </table:table-cell>
          <table:table-cell table:style-name="ce14" table:formula="of:=[.H27]/[.$I$78]" office:value-type="percentage" office:value="0.5428256825" calcext:value-type="percentage">
            <text:p>54.2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unjabi</text:p>
          </table:table-cell>
          <table:table-cell table:style-name="ce5" office:value-type="string" calcext:value-type="string">
            <text:p>pa</text:p>
          </table:table-cell>
          <table:table-cell table:style-name="ce9" office:value-type="float" office:value="57129000" calcext:value-type="float">
            <text:p>57129000</text:p>
          </table:table-cell>
          <table:table-cell table:style-name="ce12" table:formula="of:=[.D28]/[.$D$78]" office:value-type="float" office:value="0.0109593097495575" calcext:value-type="float">
            <text:p>0.0110</text:p>
          </table:table-cell>
          <table:table-cell table:style-name="ce16" table:formula="of:=[.E28]*[.$F$5]" office:value-type="float" office:value="0.00164389646243363" calcext:value-type="float">
            <text:p>0.00164</text:p>
          </table:table-cell>
          <table:table-cell/>
          <table:table-cell table:formula="of:=[.H27]+[.D28]" office:value-type="float" office:value="4182604187" calcext:value-type="float">
            <text:p>4182604187</text:p>
          </table:table-cell>
          <table:table-cell table:style-name="ce14" table:formula="of:=[.H28]/[.$I$78]" office:value-type="percentage" office:value="0.55034265618421" calcext:value-type="percentage">
            <text:p>55.0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krainian</text:p>
          </table:table-cell>
          <table:table-cell table:style-name="ce5"/>
          <table:table-cell table:style-name="ce9" office:value-type="float" office:value="47000000" calcext:value-type="float">
            <text:p>47000000</text:p>
          </table:table-cell>
          <table:table-cell table:style-name="ce12" table:formula="of:=[.D29]/[.$D$78]" office:value-type="float" office:value="0.0090162187020463" calcext:value-type="float">
            <text:p>0.0090</text:p>
          </table:table-cell>
          <table:table-cell table:style-name="ce16" table:formula="of:=[.E29]*[.$F$5]" office:value-type="float" office:value="0.00135243280530694" calcext:value-type="float">
            <text:p>0.00135</text:p>
          </table:table-cell>
          <table:table-cell/>
          <table:table-cell table:formula="of:=[.H28]+[.D29]" office:value-type="float" office:value="4229604187" calcext:value-type="float">
            <text:p>4229604187</text:p>
          </table:table-cell>
          <table:table-cell table:style-name="ce14" table:formula="of:=[.H29]/[.$I$78]" office:value-type="percentage" office:value="0.556526866710526" calcext:value-type="percentage">
            <text:p>55.6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ujarati</text:p>
          </table:table-cell>
          <table:table-cell table:style-name="ce5"/>
          <table:table-cell table:style-name="ce9" office:value-type="float" office:value="46100000" calcext:value-type="float">
            <text:p>46100000</text:p>
          </table:table-cell>
          <table:table-cell table:style-name="ce12" table:formula="of:=[.D30]/[.$D$78]" office:value-type="float" office:value="0.00884356770562414" calcext:value-type="float">
            <text:p>0.0088</text:p>
          </table:table-cell>
          <table:table-cell table:style-name="ce16" table:formula="of:=[.E30]*[.$F$5]" office:value-type="float" office:value="0.00132653515584362" calcext:value-type="float">
            <text:p>0.00133</text:p>
          </table:table-cell>
          <table:table-cell/>
          <table:table-cell table:formula="of:=[.H29]+[.D30]" office:value-type="float" office:value="4275704187" calcext:value-type="float">
            <text:p>4275704187</text:p>
          </table:table-cell>
          <table:table-cell table:style-name="ce14" table:formula="of:=[.H30]/[.$I$78]" office:value-type="percentage" office:value="0.562592656184211" calcext:value-type="percentage">
            <text:p>56.2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hai</text:p>
          </table:table-cell>
          <table:table-cell table:style-name="ce5"/>
          <table:table-cell table:style-name="ce9" office:value-type="float" office:value="46050000" calcext:value-type="float">
            <text:p>46050000</text:p>
          </table:table-cell>
          <table:table-cell table:style-name="ce12" table:formula="of:=[.D31]/[.$D$78]" office:value-type="float" office:value="0.00883397598360068" calcext:value-type="float">
            <text:p>0.0088</text:p>
          </table:table-cell>
          <table:table-cell table:style-name="ce16" table:formula="of:=[.E31]*[.$F$5]" office:value-type="float" office:value="0.0013250963975401" calcext:value-type="float">
            <text:p>0.00133</text:p>
          </table:table-cell>
          <table:table-cell/>
          <table:table-cell table:formula="of:=[.H30]+[.D31]" office:value-type="float" office:value="4321754187" calcext:value-type="float">
            <text:p>4321754187</text:p>
          </table:table-cell>
          <table:table-cell table:style-name="ce14" table:formula="of:=[.H31]/[.$I$78]" office:value-type="percentage" office:value="0.568651866710526" calcext:value-type="percentage">
            <text:p>56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olish</text:p>
          </table:table-cell>
          <table:table-cell table:style-name="ce5"/>
          <table:table-cell table:style-name="ce9" office:value-type="float" office:value="44000000" calcext:value-type="float">
            <text:p>44000000</text:p>
          </table:table-cell>
          <table:table-cell table:style-name="ce12" table:formula="of:=[.D32]/[.$D$78]" office:value-type="float" office:value="0.00844071538063909" calcext:value-type="float">
            <text:p>0.0084</text:p>
          </table:table-cell>
          <table:table-cell table:style-name="ce16" table:formula="of:=[.E32]*[.$F$5]" office:value-type="float" office:value="0.00126610730709586" calcext:value-type="float">
            <text:p>0.00127</text:p>
          </table:table-cell>
          <table:table-cell/>
          <table:table-cell table:formula="of:=[.H31]+[.D32]" office:value-type="float" office:value="4365754187" calcext:value-type="float">
            <text:p>4365754187</text:p>
          </table:table-cell>
          <table:table-cell table:style-name="ce14" table:formula="of:=[.H32]/[.$I$78]" office:value-type="percentage" office:value="0.574441340394737" calcext:value-type="percentage">
            <text:p>57.4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yalam</text:p>
          </table:table-cell>
          <table:table-cell table:style-name="ce5"/>
          <table:table-cell table:style-name="ce9" office:value-type="float" office:value="35706000" calcext:value-type="float">
            <text:p>35706000</text:p>
          </table:table-cell>
          <table:table-cell table:style-name="ce12" table:formula="of:=[.D33]/[.$D$78]" office:value-type="float" office:value="0.00684964053138862" calcext:value-type="float">
            <text:p>0.0068</text:p>
          </table:table-cell>
          <table:table-cell table:style-name="ce16" table:formula="of:=[.E33]*[.$F$5]" office:value-type="float" office:value="0.00102744607970829" calcext:value-type="float">
            <text:p>0.00103</text:p>
          </table:table-cell>
          <table:table-cell/>
          <table:table-cell table:formula="of:=[.H32]+[.D33]" office:value-type="float" office:value="4401460187" calcext:value-type="float">
            <text:p>4401460187</text:p>
          </table:table-cell>
          <table:table-cell table:style-name="ce14" table:formula="of:=[.H33]/[.$I$78]" office:value-type="percentage" office:value="0.579139498289474" calcext:value-type="percentage">
            <text:p>57.9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Kannada</text:p>
          </table:table-cell>
          <table:table-cell table:style-name="ce5"/>
          <table:table-cell table:style-name="ce9" office:value-type="float" office:value="35346000" calcext:value-type="float">
            <text:p>35346000</text:p>
          </table:table-cell>
          <table:table-cell table:style-name="ce12" table:formula="of:=[.D34]/[.$D$78]" office:value-type="float" office:value="0.00678058013281976" calcext:value-type="float">
            <text:p>0.0068</text:p>
          </table:table-cell>
          <table:table-cell table:style-name="ce16" table:formula="of:=[.E34]*[.$F$5]" office:value-type="float" office:value="0.00101708701992296" calcext:value-type="float">
            <text:p>0.00102</text:p>
          </table:table-cell>
          <table:table-cell/>
          <table:table-cell table:formula="of:=[.H33]+[.D34]" office:value-type="float" office:value="4436806187" calcext:value-type="float">
            <text:p>4436806187</text:p>
          </table:table-cell>
          <table:table-cell table:style-name="ce14" table:formula="of:=[.H34]/[.$I$78]" office:value-type="percentage" office:value="0.583790287763158" calcext:value-type="percentage">
            <text:p>58.3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riya</text:p>
          </table:table-cell>
          <table:table-cell table:style-name="ce5"/>
          <table:table-cell table:style-name="ce9" office:value-type="float" office:value="32300000" calcext:value-type="float">
            <text:p>32300000</text:p>
          </table:table-cell>
          <table:table-cell table:style-name="ce12" table:formula="of:=[.D35]/[.$D$78]" office:value-type="float" office:value="0.00619625242715097" calcext:value-type="float">
            <text:p>0.0062</text:p>
          </table:table-cell>
          <table:table-cell table:style-name="ce16" table:formula="of:=[.E35]*[.$F$5]" office:value-type="float" office:value="0.000929437864072645" calcext:value-type="float">
            <text:p>0.00093</text:p>
          </table:table-cell>
          <table:table-cell/>
          <table:table-cell table:formula="of:=[.H34]+[.D35]" office:value-type="float" office:value="4469106187" calcext:value-type="float">
            <text:p>4469106187</text:p>
          </table:table-cell>
          <table:table-cell table:style-name="ce14" table:formula="of:=[.H35]/[.$I$78]" office:value-type="percentage" office:value="0.588040287763158" calcext:value-type="percentage">
            <text:p>58.8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urmese</text:p>
          </table:table-cell>
          <table:table-cell table:style-name="ce5"/>
          <table:table-cell table:style-name="ce9" office:value-type="float" office:value="32250000" calcext:value-type="float">
            <text:p>32250000</text:p>
          </table:table-cell>
          <table:table-cell table:style-name="ce12" table:formula="of:=[.D36]/[.$D$78]" office:value-type="float" office:value="0.00618666070512751" calcext:value-type="float">
            <text:p>0.0062</text:p>
          </table:table-cell>
          <table:table-cell table:style-name="ce16" table:formula="of:=[.E36]*[.$F$5]" office:value-type="float" office:value="0.000927999105769127" calcext:value-type="float">
            <text:p>0.00093</text:p>
          </table:table-cell>
          <table:table-cell/>
          <table:table-cell table:formula="of:=[.H35]+[.D36]" office:value-type="float" office:value="4501356187" calcext:value-type="float">
            <text:p>4501356187</text:p>
          </table:table-cell>
          <table:table-cell table:style-name="ce14" table:formula="of:=[.H36]/[.$I$78]" office:value-type="percentage" office:value="0.592283708815789" calcext:value-type="percentage">
            <text:p>59.2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zerbaijani</text:p>
          </table:table-cell>
          <table:table-cell table:style-name="ce5"/>
          <table:table-cell table:style-name="ce9" office:value-type="float" office:value="31423000" calcext:value-type="float">
            <text:p>31423000</text:p>
          </table:table-cell>
          <table:table-cell table:style-name="ce12" table:formula="of:=[.D37]/[.$D$78]" office:value-type="float" office:value="0.00602801362285959" calcext:value-type="float">
            <text:p>0.0060</text:p>
          </table:table-cell>
          <table:table-cell table:style-name="ce16" table:formula="of:=[.E37]*[.$F$5]" office:value-type="float" office:value="0.000904202043428939" calcext:value-type="float">
            <text:p>0.00090</text:p>
          </table:table-cell>
          <table:table-cell/>
          <table:table-cell table:formula="of:=[.H36]+[.D37]" office:value-type="float" office:value="4532779187" calcext:value-type="float">
            <text:p>4532779187</text:p>
          </table:table-cell>
          <table:table-cell table:style-name="ce14" table:formula="of:=[.H37]/[.$I$78]" office:value-type="percentage" office:value="0.596418314078947" calcext:value-type="percentage">
            <text:p>59.6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arsi</text:p>
          </table:table-cell>
          <table:table-cell table:style-name="ce5"/>
          <table:table-cell table:style-name="ce9" office:value-type="float" office:value="31280000" calcext:value-type="float">
            <text:p>31280000</text:p>
          </table:table-cell>
          <table:table-cell table:style-name="ce12" table:formula="of:=[.D38]/[.$D$78]" office:value-type="float" office:value="0.00600058129787252" calcext:value-type="float">
            <text:p>0.0060</text:p>
          </table:table-cell>
          <table:table-cell table:style-name="ce16" table:formula="of:=[.E38]*[.$F$5]" office:value-type="float" office:value="0.000900087194680877" calcext:value-type="float">
            <text:p>0.00090</text:p>
          </table:table-cell>
          <table:table-cell/>
          <table:table-cell table:formula="of:=[.H37]+[.D38]" office:value-type="float" office:value="4564059187" calcext:value-type="float">
            <text:p>4564059187</text:p>
          </table:table-cell>
          <table:table-cell table:style-name="ce14" table:formula="of:=[.H38]/[.$I$78]" office:value-type="percentage" office:value="0.600534103552632" calcext:value-type="percentage">
            <text:p>60.0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unda</text:p>
          </table:table-cell>
          <table:table-cell table:style-name="ce5"/>
          <table:table-cell table:style-name="ce9" office:value-type="float" office:value="27000000" calcext:value-type="float">
            <text:p>27000000</text:p>
          </table:table-cell>
          <table:table-cell table:style-name="ce12" table:formula="of:=[.D39]/[.$D$78]" office:value-type="float" office:value="0.0051795298926649" calcext:value-type="float">
            <text:p>0.0052</text:p>
          </table:table-cell>
          <table:table-cell table:style-name="ce16" table:formula="of:=[.E39]*[.$F$5]" office:value-type="float" office:value="0.000776929483899734" calcext:value-type="float">
            <text:p>0.00078</text:p>
          </table:table-cell>
          <table:table-cell/>
          <table:table-cell table:formula="of:=[.H38]+[.D39]" office:value-type="float" office:value="4591059187" calcext:value-type="float">
            <text:p>4591059187</text:p>
          </table:table-cell>
          <table:table-cell table:style-name="ce14" table:formula="of:=[.H39]/[.$I$78]" office:value-type="percentage" office:value="0.604086735131579" calcext:value-type="percentage">
            <text:p>60.4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ashto</text:p>
          </table:table-cell>
          <table:table-cell table:style-name="ce5"/>
          <table:table-cell table:style-name="ce9" office:value-type="float" office:value="26811657" calcext:value-type="float">
            <text:p>26811657</text:p>
          </table:table-cell>
          <table:table-cell table:style-name="ce12" table:formula="of:=[.D40]/[.$D$78]" office:value-type="float" office:value="0.00514339921864363" calcext:value-type="float">
            <text:p>0.0051</text:p>
          </table:table-cell>
          <table:table-cell table:style-name="ce16" table:formula="of:=[.E40]*[.$F$5]" office:value-type="float" office:value="0.000771509882796544" calcext:value-type="float">
            <text:p>0.00077</text:p>
          </table:table-cell>
          <table:table-cell/>
          <table:table-cell table:formula="of:=[.H39]+[.D40]" office:value-type="float" office:value="4617870844" calcext:value-type="float">
            <text:p>4617870844</text:p>
          </table:table-cell>
          <table:table-cell table:style-name="ce14" table:formula="of:=[.H40]/[.$I$78]" office:value-type="percentage" office:value="0.607614584736842" calcext:value-type="percentage">
            <text:p>60.7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Romanian</text:p>
          </table:table-cell>
          <table:table-cell table:style-name="ce5"/>
          <table:table-cell table:style-name="ce9" office:value-type="float" office:value="26265555" calcext:value-type="float">
            <text:p>26265555</text:p>
          </table:table-cell>
          <table:table-cell table:style-name="ce12" table:formula="of:=[.D41]/[.$D$78]" office:value-type="float" office:value="0.00503863804703459" calcext:value-type="float">
            <text:p>0.0050</text:p>
          </table:table-cell>
          <table:table-cell table:style-name="ce16" table:formula="of:=[.E41]*[.$F$5]" office:value-type="float" office:value="0.000755795707055188" calcext:value-type="float">
            <text:p>0.00076</text:p>
          </table:table-cell>
          <table:table-cell/>
          <table:table-cell table:formula="of:=[.H40]+[.D41]" office:value-type="float" office:value="4644136399" calcext:value-type="float">
            <text:p>4644136399</text:p>
          </table:table-cell>
          <table:table-cell table:style-name="ce14" table:formula="of:=[.H41]/[.$I$78]" office:value-type="percentage" office:value="0.61107057881579" calcext:value-type="percentage">
            <text:p>61.1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hojpuri</text:p>
          </table:table-cell>
          <table:table-cell table:style-name="ce5"/>
          <table:table-cell table:style-name="ce9" office:value-type="float" office:value="26254000" calcext:value-type="float">
            <text:p>26254000</text:p>
          </table:table-cell>
          <table:table-cell table:style-name="ce12" table:formula="of:=[.D42]/[.$D$78]" office:value-type="float" office:value="0.00503642140007497" calcext:value-type="float">
            <text:p>0.0050</text:p>
          </table:table-cell>
          <table:table-cell table:style-name="ce16" table:formula="of:=[.E42]*[.$F$5]" office:value-type="float" office:value="0.000755463210011245" calcext:value-type="float">
            <text:p>0.00076</text:p>
          </table:table-cell>
          <table:table-cell/>
          <table:table-cell table:formula="of:=[.H41]+[.D42]" office:value-type="float" office:value="4670390399" calcext:value-type="float">
            <text:p>4670390399</text:p>
          </table:table-cell>
          <table:table-cell table:style-name="ce14" table:formula="of:=[.H42]/[.$I$78]" office:value-type="percentage" office:value="0.6145250525" calcext:value-type="percentage">
            <text:p>61.4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ausa</text:p>
          </table:table-cell>
          <table:table-cell table:style-name="ce5" office:value-type="string" calcext:value-type="string">
            <text:p>ha</text:p>
          </table:table-cell>
          <table:table-cell table:style-name="ce9" office:value-type="float" office:value="24200000" calcext:value-type="float">
            <text:p>24200000</text:p>
          </table:table-cell>
          <table:table-cell table:style-name="ce12" table:formula="of:=[.D43]/[.$D$78]" office:value-type="float" office:value="0.0046423934593515" calcext:value-type="float">
            <text:p>0.0046</text:p>
          </table:table-cell>
          <table:table-cell table:style-name="ce16" table:formula="of:=[.E43]*[.$F$5]" office:value-type="float" office:value="0.000696359018902725" calcext:value-type="float">
            <text:p>0.00070</text:p>
          </table:table-cell>
          <table:table-cell/>
          <table:table-cell table:formula="of:=[.H42]+[.D43]" office:value-type="float" office:value="4694590399" calcext:value-type="float">
            <text:p>4694590399</text:p>
          </table:table-cell>
          <table:table-cell table:style-name="ce14" table:formula="of:=[.H43]/[.$I$78]" office:value-type="percentage" office:value="0.617709263026316" calcext:value-type="percentage">
            <text:p>61.7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ithili</text:p>
          </table:table-cell>
          <table:table-cell table:style-name="ce5"/>
          <table:table-cell table:style-name="ce9" office:value-type="float" office:value="24191900" calcext:value-type="float">
            <text:p>24191900</text:p>
          </table:table-cell>
          <table:table-cell table:style-name="ce12" table:formula="of:=[.D44]/[.$D$78]" office:value-type="float" office:value="0.0046408396003837" calcext:value-type="float">
            <text:p>0.0046</text:p>
          </table:table-cell>
          <table:table-cell table:style-name="ce16" table:formula="of:=[.E44]*[.$F$5]" office:value-type="float" office:value="0.000696125940057555" calcext:value-type="float">
            <text:p>0.00070</text:p>
          </table:table-cell>
          <table:table-cell/>
          <table:table-cell table:formula="of:=[.H43]+[.D44]" office:value-type="float" office:value="4718782299" calcext:value-type="float">
            <text:p>4718782299</text:p>
          </table:table-cell>
          <table:table-cell table:style-name="ce14" table:formula="of:=[.H44]/[.$I$78]" office:value-type="percentage" office:value="0.620892407763158" calcext:value-type="percentage">
            <text:p>62.0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y</text:p>
          </table:table-cell>
          <table:table-cell table:style-name="ce5" office:value-type="string" calcext:value-type="string">
            <text:p>ms</text:p>
          </table:table-cell>
          <table:table-cell table:style-name="ce9" office:value-type="float" office:value="23576500" calcext:value-type="float">
            <text:p>23576500</text:p>
          </table:table-cell>
          <table:table-cell table:style-name="ce12" table:formula="of:=[.D45]/[.$D$78]" office:value-type="float" office:value="0.00452278468571903" calcext:value-type="float">
            <text:p>0.0045</text:p>
          </table:table-cell>
          <table:table-cell table:style-name="ce16" table:formula="of:=[.E45]*[.$F$5]" office:value-type="float" office:value="0.000678417702857855" calcext:value-type="float">
            <text:p>0.00068</text:p>
          </table:table-cell>
          <table:table-cell/>
          <table:table-cell table:formula="of:=[.H44]+[.D45]" office:value-type="float" office:value="4742358799" calcext:value-type="float">
            <text:p>4742358799</text:p>
          </table:table-cell>
          <table:table-cell table:style-name="ce14" table:formula="of:=[.H45]/[.$I$78]" office:value-type="percentage" office:value="0.623994578815789" calcext:value-type="percentage">
            <text:p>62.4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erbo-Croatian</text:p>
          </table:table-cell>
          <table:table-cell table:style-name="ce5"/>
          <table:table-cell table:style-name="ce9" office:value-type="float" office:value="21000000" calcext:value-type="float">
            <text:p>21000000</text:p>
          </table:table-cell>
          <table:table-cell table:style-name="ce12" table:formula="of:=[.D46]/[.$D$78]" office:value-type="float" office:value="0.00402852324985047" calcext:value-type="float">
            <text:p>0.0040</text:p>
          </table:table-cell>
          <table:table-cell table:style-name="ce16" table:formula="of:=[.E46]*[.$F$5]" office:value-type="float" office:value="0.000604278487477571" calcext:value-type="float">
            <text:p>0.00060</text:p>
          </table:table-cell>
          <table:table-cell/>
          <table:table-cell table:formula="of:=[.H45]+[.D46]" office:value-type="float" office:value="4763358799" calcext:value-type="float">
            <text:p>4763358799</text:p>
          </table:table-cell>
          <table:table-cell table:style-name="ce14" table:formula="of:=[.H46]/[.$I$78]" office:value-type="percentage" office:value="0.626757736710526" calcext:value-type="percentage">
            <text:p>62.6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wadhi</text:p>
          </table:table-cell>
          <table:table-cell table:style-name="ce5"/>
          <table:table-cell table:style-name="ce9" office:value-type="float" office:value="20540000" calcext:value-type="float">
            <text:p>20540000</text:p>
          </table:table-cell>
          <table:table-cell table:style-name="ce12" table:formula="of:=[.D47]/[.$D$78]" office:value-type="float" office:value="0.0039402794072347" calcext:value-type="float">
            <text:p>0.0039</text:p>
          </table:table-cell>
          <table:table-cell table:style-name="ce16" table:formula="of:=[.E47]*[.$F$5]" office:value-type="float" office:value="0.000591041911085205" calcext:value-type="float">
            <text:p>0.00059</text:p>
          </table:table-cell>
          <table:table-cell/>
          <table:table-cell table:formula="of:=[.H46]+[.D47]" office:value-type="float" office:value="4783898799" calcext:value-type="float">
            <text:p>4783898799</text:p>
          </table:table-cell>
          <table:table-cell table:style-name="ce14" table:formula="of:=[.H47]/[.$I$78]" office:value-type="percentage" office:value="0.629460368289474" calcext:value-type="percentage">
            <text:p>62.9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zbek</text:p>
          </table:table-cell>
          <table:table-cell table:style-name="ce5"/>
          <table:table-cell table:style-name="ce9" office:value-type="float" office:value="20051000" calcext:value-type="float">
            <text:p>20051000</text:p>
          </table:table-cell>
          <table:table-cell table:style-name="ce12" table:formula="of:=[.D48]/[.$D$78]" office:value-type="float" office:value="0.00384647236584533" calcext:value-type="float">
            <text:p>0.0038</text:p>
          </table:table-cell>
          <table:table-cell table:style-name="ce16" table:formula="of:=[.E48]*[.$F$5]" office:value-type="float" office:value="0.000576970854876799" calcext:value-type="float">
            <text:p>0.00058</text:p>
          </table:table-cell>
          <table:table-cell/>
          <table:table-cell table:formula="of:=[.H47]+[.D48]" office:value-type="float" office:value="4803949799" calcext:value-type="float">
            <text:p>4803949799</text:p>
          </table:table-cell>
          <table:table-cell table:style-name="ce14" table:formula="of:=[.H48]/[.$I$78]" office:value-type="percentage" office:value="0.632098657763158" calcext:value-type="percentage">
            <text:p>63.2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Yoruba</text:p>
          </table:table-cell>
          <table:table-cell table:style-name="ce5"/>
          <table:table-cell table:style-name="ce9" office:value-type="float" office:value="20000000" calcext:value-type="float">
            <text:p>20000000</text:p>
          </table:table-cell>
          <table:table-cell table:style-name="ce12" table:formula="of:=[.D49]/[.$D$78]" office:value-type="float" office:value="0.0038366888093814" calcext:value-type="float">
            <text:p>0.0038</text:p>
          </table:table-cell>
          <table:table-cell table:style-name="ce16" table:formula="of:=[.E49]*[.$F$5]" office:value-type="float" office:value="0.000575503321407211" calcext:value-type="float">
            <text:p>0.00058</text:p>
          </table:table-cell>
          <table:table-cell/>
          <table:table-cell table:formula="of:=[.H48]+[.D49]" office:value-type="float" office:value="4823949799" calcext:value-type="float">
            <text:p>4823949799</text:p>
          </table:table-cell>
          <table:table-cell table:style-name="ce14" table:formula="of:=[.H49]/[.$I$78]" office:value-type="percentage" office:value="0.634730236710526" calcext:value-type="percentage">
            <text:p>63.4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Dutch</text:p>
          </table:table-cell>
          <table:table-cell table:style-name="ce5"/>
          <table:table-cell table:style-name="ce9" office:value-type="float" office:value="20000000" calcext:value-type="float">
            <text:p>20000000</text:p>
          </table:table-cell>
          <table:table-cell table:style-name="ce12" table:formula="of:=[.D50]/[.$D$78]" office:value-type="float" office:value="0.0038366888093814" calcext:value-type="float">
            <text:p>0.0038</text:p>
          </table:table-cell>
          <table:table-cell table:style-name="ce16" table:formula="of:=[.E50]*[.$F$5]" office:value-type="float" office:value="0.000575503321407211" calcext:value-type="float">
            <text:p>0.00058</text:p>
          </table:table-cell>
          <table:table-cell/>
          <table:table-cell table:formula="of:=[.H49]+[.D50]" office:value-type="float" office:value="4843949799" calcext:value-type="float">
            <text:p>4843949799</text:p>
          </table:table-cell>
          <table:table-cell table:style-name="ce14" table:formula="of:=[.H50]/[.$I$78]" office:value-type="percentage" office:value="0.637361815657895" calcext:value-type="percentage">
            <text:p>63.7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indh</text:p>
          </table:table-cell>
          <table:table-cell table:style-name="ce5"/>
          <table:table-cell table:style-name="ce9" office:value-type="float" office:value="19720000" calcext:value-type="float">
            <text:p>19720000</text:p>
          </table:table-cell>
          <table:table-cell table:style-name="ce12" table:formula="of:=[.D51]/[.$D$78]" office:value-type="float" office:value="0.00378297516605006" calcext:value-type="float">
            <text:p>0.0038</text:p>
          </table:table-cell>
          <table:table-cell table:style-name="ce16" table:formula="of:=[.E51]*[.$F$5]" office:value-type="float" office:value="0.00056744627490751" calcext:value-type="float">
            <text:p>0.00057</text:p>
          </table:table-cell>
          <table:table-cell/>
          <table:table-cell table:formula="of:=[.H50]+[.D51]" office:value-type="float" office:value="4863669799" calcext:value-type="float">
            <text:p>4863669799</text:p>
          </table:table-cell>
          <table:table-cell table:style-name="ce14" table:formula="of:=[.H51]/[.$I$78]" office:value-type="percentage" office:value="0.6399565525" calcext:value-type="percentage">
            <text:p>64.0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gbo</text:p>
          </table:table-cell>
          <table:table-cell table:style-name="ce5"/>
          <table:table-cell table:style-name="ce9" office:value-type="float" office:value="18000000" calcext:value-type="float">
            <text:p>18000000</text:p>
          </table:table-cell>
          <table:table-cell table:style-name="ce12" table:formula="of:=[.D52]/[.$D$78]" office:value-type="float" office:value="0.00345301992844326" calcext:value-type="float">
            <text:p>0.0035</text:p>
          </table:table-cell>
          <table:table-cell table:style-name="ce16" table:formula="of:=[.E52]*[.$F$5]" office:value-type="float" office:value="0.000517952989266489" calcext:value-type="float">
            <text:p>0.00052</text:p>
          </table:table-cell>
          <table:table-cell/>
          <table:table-cell table:formula="of:=[.H51]+[.D52]" office:value-type="float" office:value="4881669799" calcext:value-type="float">
            <text:p>4881669799</text:p>
          </table:table-cell>
          <table:table-cell table:style-name="ce14" table:formula="of:=[.H52]/[.$I$78]" office:value-type="percentage" office:value="0.642324973552632" calcext:value-type="percentage">
            <text:p>64.2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mharic</text:p>
          </table:table-cell>
          <table:table-cell table:style-name="ce5"/>
          <table:table-cell table:style-name="ce9" office:value-type="float" office:value="17413000" calcext:value-type="float">
            <text:p>17413000</text:p>
          </table:table-cell>
          <table:table-cell table:style-name="ce12" table:formula="of:=[.D53]/[.$D$78]" office:value-type="float" office:value="0.00334041311188792" calcext:value-type="float">
            <text:p>0.0033</text:p>
          </table:table-cell>
          <table:table-cell table:style-name="ce16" table:formula="of:=[.E53]*[.$F$5]" office:value-type="float" office:value="0.000501061966783188" calcext:value-type="float">
            <text:p>0.00050</text:p>
          </table:table-cell>
          <table:table-cell/>
          <table:table-cell table:formula="of:=[.H52]+[.D53]" office:value-type="float" office:value="4899082799" calcext:value-type="float">
            <text:p>4899082799</text:p>
          </table:table-cell>
          <table:table-cell table:style-name="ce14" table:formula="of:=[.H53]/[.$I$78]" office:value-type="percentage" office:value="0.644616157763158" calcext:value-type="percentage">
            <text:p>64.4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romo</text:p>
          </table:table-cell>
          <table:table-cell table:style-name="ce5"/>
          <table:table-cell table:style-name="ce9" office:value-type="float" office:value="17232000" calcext:value-type="float">
            <text:p>17232000</text:p>
          </table:table-cell>
          <table:table-cell table:style-name="ce12" table:formula="of:=[.D54]/[.$D$78]" office:value-type="float" office:value="0.00330569107816302" calcext:value-type="float">
            <text:p>0.0033</text:p>
          </table:table-cell>
          <table:table-cell table:style-name="ce16" table:formula="of:=[.E54]*[.$F$5]" office:value-type="float" office:value="0.000495853661724453" calcext:value-type="float">
            <text:p>0.00050</text:p>
          </table:table-cell>
          <table:table-cell/>
          <table:table-cell table:formula="of:=[.H53]+[.D54]" office:value-type="float" office:value="4916314799" calcext:value-type="float">
            <text:p>4916314799</text:p>
          </table:table-cell>
          <table:table-cell table:style-name="ce14" table:formula="of:=[.H54]/[.$I$78]" office:value-type="percentage" office:value="0.646883526184211" calcext:value-type="percentage">
            <text:p>64.6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ndonesian</text:p>
          </table:table-cell>
          <table:table-cell table:style-name="ce5"/>
          <table:table-cell table:style-name="ce9" office:value-type="float" office:value="17070000" calcext:value-type="float">
            <text:p>17070000</text:p>
          </table:table-cell>
          <table:table-cell table:style-name="ce12" table:formula="of:=[.D55]/[.$D$78]" office:value-type="float" office:value="0.00327461389880703" calcext:value-type="float">
            <text:p>0.0033</text:p>
          </table:table-cell>
          <table:table-cell table:style-name="ce16" table:formula="of:=[.E55]*[.$F$5]" office:value-type="float" office:value="0.000491192084821054" calcext:value-type="float">
            <text:p>0.00049</text:p>
          </table:table-cell>
          <table:table-cell/>
          <table:table-cell table:formula="of:=[.H54]+[.D55]" office:value-type="float" office:value="4933384799" calcext:value-type="float">
            <text:p>4933384799</text:p>
          </table:table-cell>
          <table:table-cell table:style-name="ce14" table:formula="of:=[.H55]/[.$I$78]" office:value-type="percentage" office:value="0.649129578815789" calcext:value-type="percentage">
            <text:p>64.9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agalog</text:p>
          </table:table-cell>
          <table:table-cell table:style-name="ce5"/>
          <table:table-cell table:style-name="ce9" office:value-type="float" office:value="17000000" calcext:value-type="float">
            <text:p>17000000</text:p>
          </table:table-cell>
          <table:table-cell table:style-name="ce12" table:formula="of:=[.D56]/[.$D$78]" office:value-type="float" office:value="0.00326118548797419" calcext:value-type="float">
            <text:p>0.0033</text:p>
          </table:table-cell>
          <table:table-cell table:style-name="ce16" table:formula="of:=[.E56]*[.$F$5]" office:value-type="float" office:value="0.000489177823196129" calcext:value-type="float">
            <text:p>0.00049</text:p>
          </table:table-cell>
          <table:table-cell/>
          <table:table-cell table:formula="of:=[.H55]+[.D56]" office:value-type="float" office:value="4950384799" calcext:value-type="float">
            <text:p>4950384799</text:p>
          </table:table-cell>
          <table:table-cell table:style-name="ce14" table:formula="of:=[.H56]/[.$I$78]" office:value-type="percentage" office:value="0.651366420921053" calcext:value-type="percentage">
            <text:p>65.1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epali</text:p>
          </table:table-cell>
          <table:table-cell table:style-name="ce5"/>
          <table:table-cell table:style-name="ce9" office:value-type="float" office:value="16056000" calcext:value-type="float">
            <text:p>16056000</text:p>
          </table:table-cell>
          <table:table-cell table:style-name="ce12" table:formula="of:=[.D57]/[.$D$78]" office:value-type="float" office:value="0.00308009377617139" calcext:value-type="float">
            <text:p>0.0031</text:p>
          </table:table-cell>
          <table:table-cell table:style-name="ce16" table:formula="of:=[.E57]*[.$F$5]" office:value-type="float" office:value="0.000462014066425709" calcext:value-type="float">
            <text:p>0.00046</text:p>
          </table:table-cell>
          <table:table-cell/>
          <table:table-cell table:formula="of:=[.H56]+[.D57]" office:value-type="float" office:value="4966440799" calcext:value-type="float">
            <text:p>4966440799</text:p>
          </table:table-cell>
          <table:table-cell table:style-name="ce14" table:formula="of:=[.H57]/[.$I$78]" office:value-type="percentage" office:value="0.6534790525" calcext:value-type="percentage">
            <text:p>65.3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ssamese</text:p>
          </table:table-cell>
          <table:table-cell table:style-name="ce5"/>
          <table:table-cell table:style-name="ce9" office:value-type="float" office:value="15374000" calcext:value-type="float">
            <text:p>15374000</text:p>
          </table:table-cell>
          <table:table-cell table:style-name="ce12" table:formula="of:=[.D58]/[.$D$78]" office:value-type="float" office:value="0.00294926268777149" calcext:value-type="float">
            <text:p>0.0029</text:p>
          </table:table-cell>
          <table:table-cell table:style-name="ce16" table:formula="of:=[.E58]*[.$F$5]" office:value-type="float" office:value="0.000442389403165723" calcext:value-type="float">
            <text:p>0.00044</text:p>
          </table:table-cell>
          <table:table-cell/>
          <table:table-cell table:formula="of:=[.H57]+[.D58]" office:value-type="float" office:value="4981814799" calcext:value-type="float">
            <text:p>4981814799</text:p>
          </table:table-cell>
          <table:table-cell table:style-name="ce14" table:formula="of:=[.H58]/[.$I$78]" office:value-type="percentage" office:value="0.655501947236842" calcext:value-type="percentage">
            <text:p>65.5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araiki</text:p>
          </table:table-cell>
          <table:table-cell table:style-name="ce5"/>
          <table:table-cell table:style-name="ce9" office:value-type="float" office:value="15059000" calcext:value-type="float">
            <text:p>15059000</text:p>
          </table:table-cell>
          <table:table-cell table:style-name="ce12" table:formula="of:=[.D59]/[.$D$78]" office:value-type="float" office:value="0.00288883483902373" calcext:value-type="float">
            <text:p>0.0029</text:p>
          </table:table-cell>
          <table:table-cell table:style-name="ce16" table:formula="of:=[.E59]*[.$F$5]" office:value-type="float" office:value="0.000433325225853559" calcext:value-type="float">
            <text:p>0.00043</text:p>
          </table:table-cell>
          <table:table-cell/>
          <table:table-cell table:formula="of:=[.H58]+[.D59]" office:value-type="float" office:value="4996873799" calcext:value-type="float">
            <text:p>4996873799</text:p>
          </table:table-cell>
          <table:table-cell table:style-name="ce14" table:formula="of:=[.H59]/[.$I$78]" office:value-type="percentage" office:value="0.657483394605263" calcext:value-type="percentage">
            <text:p>65.7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ebuano</text:p>
          </table:table-cell>
          <table:table-cell table:style-name="ce5"/>
          <table:table-cell table:style-name="ce9" office:value-type="float" office:value="15000000" calcext:value-type="float">
            <text:p>15000000</text:p>
          </table:table-cell>
          <table:table-cell table:style-name="ce12" table:formula="of:=[.D60]/[.$D$78]" office:value-type="float" office:value="0.00287751660703605" calcext:value-type="float">
            <text:p>0.0029</text:p>
          </table:table-cell>
          <table:table-cell table:style-name="ce16" table:formula="of:=[.E60]*[.$F$5]" office:value-type="float" office:value="0.000431627491055408" calcext:value-type="float">
            <text:p>0.00043</text:p>
          </table:table-cell>
          <table:table-cell/>
          <table:table-cell table:formula="of:=[.H59]+[.D60]" office:value-type="float" office:value="5011873799" calcext:value-type="float">
            <text:p>5011873799</text:p>
          </table:table-cell>
          <table:table-cell table:style-name="ce14" table:formula="of:=[.H60]/[.$I$78]" office:value-type="percentage" office:value="0.659457078815789" calcext:value-type="percentage">
            <text:p>65.9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ungarian</text:p>
          </table:table-cell>
          <table:table-cell table:style-name="ce5"/>
          <table:table-cell table:style-name="ce9" office:value-type="float" office:value="14500000" calcext:value-type="float">
            <text:p>14500000</text:p>
          </table:table-cell>
          <table:table-cell table:style-name="ce12" table:formula="of:=[.D61]/[.$D$78]" office:value-type="float" office:value="0.00278159938680152" calcext:value-type="float">
            <text:p>0.0028</text:p>
          </table:table-cell>
          <table:table-cell table:style-name="ce16" table:formula="of:=[.E61]*[.$F$5]" office:value-type="float" office:value="0.000417239908020228" calcext:value-type="float">
            <text:p>0.00042</text:p>
          </table:table-cell>
          <table:table-cell/>
          <table:table-cell table:formula="of:=[.H60]+[.D61]" office:value-type="float" office:value="5026373799" calcext:value-type="float">
            <text:p>5026373799</text:p>
          </table:table-cell>
          <table:table-cell table:style-name="ce14" table:formula="of:=[.H61]/[.$I$78]" office:value-type="percentage" office:value="0.661364973552632" calcext:value-type="percentage">
            <text:p>66.1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hittagonian</text:p>
          </table:table-cell>
          <table:table-cell table:style-name="ce5"/>
          <table:table-cell table:style-name="ce9" office:value-type="float" office:value="14000000" calcext:value-type="float">
            <text:p>14000000</text:p>
          </table:table-cell>
          <table:table-cell table:style-name="ce12" table:formula="of:=[.D62]/[.$D$78]" office:value-type="float" office:value="0.00268568216656698" calcext:value-type="float">
            <text:p>0.0027</text:p>
          </table:table-cell>
          <table:table-cell table:style-name="ce16" table:formula="of:=[.E62]*[.$F$5]" office:value-type="float" office:value="0.000402852324985047" calcext:value-type="float">
            <text:p>0.00040</text:p>
          </table:table-cell>
          <table:table-cell/>
          <table:table-cell table:formula="of:=[.H61]+[.D62]" office:value-type="float" office:value="5040373799" calcext:value-type="float">
            <text:p>5040373799</text:p>
          </table:table-cell>
          <table:table-cell table:style-name="ce14" table:formula="of:=[.H62]/[.$I$78]" office:value-type="percentage" office:value="0.663207078815789" calcext:value-type="percentage">
            <text:p>66.3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Zhuang</text:p>
          </table:table-cell>
          <table:table-cell table:style-name="ce5"/>
          <table:table-cell table:style-name="ce9" office:value-type="float" office:value="14000000" calcext:value-type="float">
            <text:p>14000000</text:p>
          </table:table-cell>
          <table:table-cell table:style-name="ce12" table:formula="of:=[.D63]/[.$D$78]" office:value-type="float" office:value="0.00268568216656698" calcext:value-type="float">
            <text:p>0.0027</text:p>
          </table:table-cell>
          <table:table-cell table:style-name="ce16" table:formula="of:=[.E63]*[.$F$5]" office:value-type="float" office:value="0.000402852324985047" calcext:value-type="float">
            <text:p>0.00040</text:p>
          </table:table-cell>
          <table:table-cell/>
          <table:table-cell table:formula="of:=[.H62]+[.D63]" office:value-type="float" office:value="5054373799" calcext:value-type="float">
            <text:p>5054373799</text:p>
          </table:table-cell>
          <table:table-cell table:style-name="ce14" table:formula="of:=[.H63]/[.$I$78]" office:value-type="percentage" office:value="0.665049184078947" calcext:value-type="percentage">
            <text:p>66.5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hona</text:p>
          </table:table-cell>
          <table:table-cell table:style-name="ce5"/>
          <table:table-cell table:style-name="ce9" office:value-type="float" office:value="14000000" calcext:value-type="float">
            <text:p>14000000</text:p>
          </table:table-cell>
          <table:table-cell table:style-name="ce12" table:formula="of:=[.D64]/[.$D$78]" office:value-type="float" office:value="0.00268568216656698" calcext:value-type="float">
            <text:p>0.0027</text:p>
          </table:table-cell>
          <table:table-cell table:style-name="ce16" table:formula="of:=[.E64]*[.$F$5]" office:value-type="float" office:value="0.000402852324985047" calcext:value-type="float">
            <text:p>0.00040</text:p>
          </table:table-cell>
          <table:table-cell/>
          <table:table-cell table:formula="of:=[.H63]+[.D64]" office:value-type="float" office:value="5068373799" calcext:value-type="float">
            <text:p>5068373799</text:p>
          </table:table-cell>
          <table:table-cell table:style-name="ce14" table:formula="of:=[.H64]/[.$I$78]" office:value-type="percentage" office:value="0.666891289342105" calcext:value-type="percentage">
            <text:p>66.6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dura</text:p>
          </table:table-cell>
          <table:table-cell table:style-name="ce5"/>
          <table:table-cell table:style-name="ce9" office:value-type="float" office:value="13694000" calcext:value-type="float">
            <text:p>13694000</text:p>
          </table:table-cell>
          <table:table-cell table:style-name="ce12" table:formula="of:=[.D65]/[.$D$78]" office:value-type="float" office:value="0.00262698082778345" calcext:value-type="float">
            <text:p>0.0026</text:p>
          </table:table-cell>
          <table:table-cell table:style-name="ce16" table:formula="of:=[.E65]*[.$F$5]" office:value-type="float" office:value="0.000394047124167517" calcext:value-type="float">
            <text:p>0.00039</text:p>
          </table:table-cell>
          <table:table-cell/>
          <table:table-cell table:formula="of:=[.H64]+[.D65]" office:value-type="float" office:value="5082067799" calcext:value-type="float">
            <text:p>5082067799</text:p>
          </table:table-cell>
          <table:table-cell table:style-name="ce14" table:formula="of:=[.H65]/[.$I$78]" office:value-type="percentage" office:value="0.668693131447368" calcext:value-type="percentage">
            <text:p>66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inhala</text:p>
          </table:table-cell>
          <table:table-cell table:style-name="ce5"/>
          <table:table-cell table:style-name="ce9" office:value-type="float" office:value="13220000" calcext:value-type="float">
            <text:p>13220000</text:p>
          </table:table-cell>
          <table:table-cell table:style-name="ce12" table:formula="of:=[.D66]/[.$D$78]" office:value-type="float" office:value="0.00253605130300111" calcext:value-type="float">
            <text:p>0.0025</text:p>
          </table:table-cell>
          <table:table-cell table:style-name="ce16" table:formula="of:=[.E66]*[.$F$5]" office:value-type="float" office:value="0.000380407695450166" calcext:value-type="float">
            <text:p>0.00038</text:p>
          </table:table-cell>
          <table:table-cell/>
          <table:table-cell table:formula="of:=[.H65]+[.D66]" office:value-type="float" office:value="5095287799" calcext:value-type="float">
            <text:p>5095287799</text:p>
          </table:table-cell>
          <table:table-cell table:style-name="ce14" table:formula="of:=[.H66]/[.$I$78]" office:value-type="percentage" office:value="0.670432605131579" calcext:value-type="percentage">
            <text:p>67.0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rwari</text:p>
          </table:table-cell>
          <table:table-cell table:style-name="ce5"/>
          <table:table-cell table:style-name="ce9" office:value-type="float" office:value="13183000" calcext:value-type="float">
            <text:p>13183000</text:p>
          </table:table-cell>
          <table:table-cell table:style-name="ce12" table:formula="of:=[.D67]/[.$D$78]" office:value-type="float" office:value="0.00252895342870375" calcext:value-type="float">
            <text:p>0.0025</text:p>
          </table:table-cell>
          <table:table-cell table:style-name="ce16" table:formula="of:=[.E67]*[.$F$5]" office:value-type="float" office:value="0.000379343014305563" calcext:value-type="float">
            <text:p>0.00038</text:p>
          </table:table-cell>
          <table:table-cell/>
          <table:table-cell table:formula="of:=[.H66]+[.D67]" office:value-type="float" office:value="5108470799" calcext:value-type="float">
            <text:p>5108470799</text:p>
          </table:table-cell>
          <table:table-cell table:style-name="ce14" table:formula="of:=[.H67]/[.$I$78]" office:value-type="percentage" office:value="0.672167210394737" calcext:value-type="percentage">
            <text:p>67.2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gahi</text:p>
          </table:table-cell>
          <table:table-cell table:style-name="ce5"/>
          <table:table-cell table:style-name="ce9" office:value-type="float" office:value="13000000" calcext:value-type="float">
            <text:p>13000000</text:p>
          </table:table-cell>
          <table:table-cell table:style-name="ce12" table:formula="of:=[.D68]/[.$D$78]" office:value-type="float" office:value="0.00249384772609791" calcext:value-type="float">
            <text:p>0.0025</text:p>
          </table:table-cell>
          <table:table-cell table:style-name="ce16" table:formula="of:=[.E68]*[.$F$5]" office:value-type="float" office:value="0.000374077158914687" calcext:value-type="float">
            <text:p>0.00037</text:p>
          </table:table-cell>
          <table:table-cell/>
          <table:table-cell table:formula="of:=[.H67]+[.D68]" office:value-type="float" office:value="5121470799" calcext:value-type="float">
            <text:p>5121470799</text:p>
          </table:table-cell>
          <table:table-cell table:style-name="ce14" table:formula="of:=[.H68]/[.$I$78]" office:value-type="percentage" office:value="0.673877736710526" calcext:value-type="percentage">
            <text:p>67.3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aryanvi</text:p>
          </table:table-cell>
          <table:table-cell table:style-name="ce5"/>
          <table:table-cell table:style-name="ce9" office:value-type="float" office:value="13000000" calcext:value-type="float">
            <text:p>13000000</text:p>
          </table:table-cell>
          <table:table-cell table:style-name="ce12" table:formula="of:=[.D69]/[.$D$78]" office:value-type="float" office:value="0.00249384772609791" calcext:value-type="float">
            <text:p>0.0025</text:p>
          </table:table-cell>
          <table:table-cell table:style-name="ce16" table:formula="of:=[.E69]*[.$F$5]" office:value-type="float" office:value="0.000374077158914687" calcext:value-type="float">
            <text:p>0.00037</text:p>
          </table:table-cell>
          <table:table-cell/>
          <table:table-cell table:formula="of:=[.H68]+[.D69]" office:value-type="float" office:value="5134470799" calcext:value-type="float">
            <text:p>5134470799</text:p>
          </table:table-cell>
          <table:table-cell table:style-name="ce14" table:formula="of:=[.H69]/[.$I$78]" office:value-type="percentage" office:value="0.675588263026316" calcext:value-type="percentage">
            <text:p>67.5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eek</text:p>
          </table:table-cell>
          <table:table-cell table:style-name="ce5"/>
          <table:table-cell table:style-name="ce9" office:value-type="float" office:value="12000000" calcext:value-type="float">
            <text:p>12000000</text:p>
          </table:table-cell>
          <table:table-cell table:style-name="ce12" table:formula="of:=[.D70]/[.$D$78]" office:value-type="float" office:value="0.00230201328562884" calcext:value-type="float">
            <text:p>0.0023</text:p>
          </table:table-cell>
          <table:table-cell table:style-name="ce16" table:formula="of:=[.E70]*[.$F$5]" office:value-type="float" office:value="0.000345301992844326" calcext:value-type="float">
            <text:p>0.00035</text:p>
          </table:table-cell>
          <table:table-cell/>
          <table:table-cell table:formula="of:=[.H69]+[.D70]" office:value-type="float" office:value="5146470799" calcext:value-type="float">
            <text:p>5146470799</text:p>
          </table:table-cell>
          <table:table-cell table:style-name="ce14" table:formula="of:=[.H70]/[.$I$78]" office:value-type="percentage" office:value="0.677167210394737" calcext:value-type="percentage">
            <text:p>67.7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zech</text:p>
          </table:table-cell>
          <table:table-cell table:style-name="ce5"/>
          <table:table-cell table:style-name="ce9" office:value-type="float" office:value="12000000" calcext:value-type="float">
            <text:p>12000000</text:p>
          </table:table-cell>
          <table:table-cell table:style-name="ce12" table:formula="of:=[.D71]/[.$D$78]" office:value-type="float" office:value="0.00230201328562884" calcext:value-type="float">
            <text:p>0.0023</text:p>
          </table:table-cell>
          <table:table-cell table:style-name="ce16" table:formula="of:=[.E71]*[.$F$5]" office:value-type="float" office:value="0.000345301992844326" calcext:value-type="float">
            <text:p>0.00035</text:p>
          </table:table-cell>
          <table:table-cell/>
          <table:table-cell table:formula="of:=[.H70]+[.D71]" office:value-type="float" office:value="5158470799" calcext:value-type="float">
            <text:p>5158470799</text:p>
          </table:table-cell>
          <table:table-cell table:style-name="ce14" table:formula="of:=[.H71]/[.$I$78]" office:value-type="percentage" office:value="0.678746157763158" calcext:value-type="percentage">
            <text:p>67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hhattisgarhi</text:p>
          </table:table-cell>
          <table:table-cell table:style-name="ce5"/>
          <table:table-cell table:style-name="ce9" office:value-type="float" office:value="11535000" calcext:value-type="float">
            <text:p>11535000</text:p>
          </table:table-cell>
          <table:table-cell table:style-name="ce12" table:formula="of:=[.D72]/[.$D$78]" office:value-type="float" office:value="0.00221281027081072" calcext:value-type="float">
            <text:p>0.0022</text:p>
          </table:table-cell>
          <table:table-cell table:style-name="ce16" table:formula="of:=[.E72]*[.$F$5]" office:value-type="float" office:value="0.000331921540621609" calcext:value-type="float">
            <text:p>0.00033</text:p>
          </table:table-cell>
          <table:table-cell/>
          <table:table-cell table:formula="of:=[.H71]+[.D72]" office:value-type="float" office:value="5170005799" calcext:value-type="float">
            <text:p>5170005799</text:p>
          </table:table-cell>
          <table:table-cell table:style-name="ce14" table:formula="of:=[.H72]/[.$I$78]" office:value-type="percentage" office:value="0.680263920921053" calcext:value-type="percentage">
            <text:p>68.0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ulfulde</text:p>
          </table:table-cell>
          <table:table-cell table:style-name="ce5"/>
          <table:table-cell table:style-name="ce9" office:value-type="float" office:value="11428700" calcext:value-type="float">
            <text:p>11428700</text:p>
          </table:table-cell>
          <table:table-cell table:style-name="ce12" table:formula="of:=[.D73]/[.$D$78]" office:value-type="float" office:value="0.00219241826978886" calcext:value-type="float">
            <text:p>0.0022</text:p>
          </table:table-cell>
          <table:table-cell table:style-name="ce16" table:formula="of:=[.E73]*[.$F$5]" office:value-type="float" office:value="0.000328862740468329" calcext:value-type="float">
            <text:p>0.00033</text:p>
          </table:table-cell>
          <table:table-cell/>
          <table:table-cell table:formula="of:=[.H72]+[.D73]" office:value-type="float" office:value="5181434499" calcext:value-type="float">
            <text:p>5181434499</text:p>
          </table:table-cell>
          <table:table-cell table:style-name="ce14" table:formula="of:=[.H73]/[.$I$78]" office:value-type="percentage" office:value="0.681767697236842" calcext:value-type="percentage">
            <text:p>68.1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Deccan</text:p>
          </table:table-cell>
          <table:table-cell table:style-name="ce5"/>
          <table:table-cell table:style-name="ce9" office:value-type="float" office:value="10709800" calcext:value-type="float">
            <text:p>10709800</text:p>
          </table:table-cell>
          <table:table-cell table:style-name="ce12" table:formula="of:=[.D74]/[.$D$78]" office:value-type="float" office:value="0.00205450849053565" calcext:value-type="float">
            <text:p>0.0021</text:p>
          </table:table-cell>
          <table:table-cell table:style-name="ce16" table:formula="of:=[.E74]*[.$F$5]" office:value-type="float" office:value="0.000308176273580347" calcext:value-type="float">
            <text:p>0.00031</text:p>
          </table:table-cell>
          <table:table-cell/>
          <table:table-cell table:formula="of:=[.H73]+[.D74]" office:value-type="float" office:value="5192144299" calcext:value-type="float">
            <text:p>5192144299</text:p>
          </table:table-cell>
          <table:table-cell table:style-name="ce14" table:formula="of:=[.H74]/[.$I$78]" office:value-type="percentage" office:value="0.683176881447368" calcext:value-type="percentage">
            <text:p>68.3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gasy</text:p>
          </table:table-cell>
          <table:table-cell table:style-name="ce5"/>
          <table:table-cell table:style-name="ce9" office:value-type="float" office:value="10484000" calcext:value-type="float">
            <text:p>10484000</text:p>
          </table:table-cell>
          <table:table-cell table:style-name="ce12" table:formula="of:=[.D75]/[.$D$78]" office:value-type="float" office:value="0.00201119227387773" calcext:value-type="float">
            <text:p>0.0020</text:p>
          </table:table-cell>
          <table:table-cell table:style-name="ce16" table:formula="of:=[.E75]*[.$F$5]" office:value-type="float" office:value="0.00030167884108166" calcext:value-type="float">
            <text:p>0.00030</text:p>
          </table:table-cell>
          <table:table-cell/>
          <table:table-cell table:formula="of:=[.H74]+[.D75]" office:value-type="float" office:value="5202628299" calcext:value-type="float">
            <text:p>5202628299</text:p>
          </table:table-cell>
          <table:table-cell table:style-name="ce14" table:formula="of:=[.H75]/[.$I$78]" office:value-type="percentage" office:value="0.684556355131579" calcext:value-type="percentage">
            <text:p>68.4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elarusan</text:p>
          </table:table-cell>
          <table:table-cell table:style-name="ce5"/>
          <table:table-cell table:style-name="ce9" office:value-type="float" office:value="10200000" calcext:value-type="float">
            <text:p>10200000</text:p>
          </table:table-cell>
          <table:table-cell table:style-name="ce12" table:formula="of:=[.D76]/[.$D$78]" office:value-type="float" office:value="0.00195671129278452" calcext:value-type="float">
            <text:p>0.0020</text:p>
          </table:table-cell>
          <table:table-cell table:style-name="ce16" table:formula="of:=[.E76]*[.$F$5]" office:value-type="float" office:value="0.000293506693917677" calcext:value-type="float">
            <text:p>0.00029</text:p>
          </table:table-cell>
          <table:table-cell/>
          <table:table-cell table:formula="of:=[.H75]+[.D76]" office:value-type="float" office:value="5212828299" calcext:value-type="float">
            <text:p>5212828299</text:p>
          </table:table-cell>
          <table:table-cell table:style-name="ce14" table:formula="of:=[.H76]/[.$I$78]" office:value-type="percentage" office:value="0.685898460394737" calcext:value-type="percentage">
            <text:p>68.59%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6:.D76])" office:value-type="float" office:value="5212828299" calcext:value-type="float">
            <text:p>5212828299</text:p>
          </table:table-cell>
          <table:table-cell table:style-name="ce12" table:formula="of:=[.D78]/[.$D$78]" office:value-type="float" office:value="1" calcext:value-type="float">
            <text:p>1.0000</text:p>
          </table:table-cell>
          <table:table-cell table:style-name="ce16" table:formula="of:=[.E78]*[.$F$5]" office:value-type="float" office:value="0.15" calcext:value-type="float">
            <text:p>0.15000</text:p>
          </table:table-cell>
          <table:table-cell/>
          <table:table-cell table:style-name="Default" office:value-type="string" calcext:value-type="string">
            <text:p>world pop</text:p>
          </table:table-cell>
          <table:table-cell table:style-name="Default" office:value-type="float" office:value="7600000000" calcext:value-type="float">
            <text:p>7600000000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% Total Speaker" table:style-name="ta1">
        <table:table-column table:style-name="co4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en.wikipedia.org/wiki/List_of_languages_by_total_number_of_speakers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 calcext:value-type="string">
            <text:p>simple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Language</text:p>
          </table:table-cell>
          <table:table-cell table:style-name="ce23"/>
          <table:table-cell table:style-name="ce23" office:value-type="string" calcext:value-type="string">
            <text:p>Population</text:p>
          </table:table-cell>
          <table:table-cell office:value-type="string" calcext:value-type="string">
            <text:p>Relative Weight</text:p>
          </table:table-cell>
          <table:table-cell table:style-name="ce14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aggr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ndarin Chinese (incl. Standard Chinese)</text:p>
          </table:table-cell>
          <table:table-cell table:style-name="ce18" office:value-type="string" calcext:value-type="string">
            <text:p>zh-cmn</text:p>
          </table:table-cell>
          <table:table-cell table:style-name="ce27" office:value-type="float" office:value="1090000000" calcext:value-type="float">
            <text:p>1090000000</text:p>
          </table:table-cell>
          <table:table-cell table:style-name="ce11" table:formula="of:=[.D7]/[.$D$34]" office:value-type="float" office:value="0.172906091370558" calcext:value-type="float">
            <text:p>0.1729</text:p>
          </table:table-cell>
          <table:table-cell table:style-name="ce15" table:formula="of:=[.E7]*[.$F$6]" office:value-type="float" office:value="0.0864530456852792" calcext:value-type="float">
            <text:p>0.08645</text:p>
          </table:table-cell>
          <table:table-cell table:style-name="ce18"/>
          <table:table-cell table:style-name="ce18" table:formula="of:=[.D7]" office:value-type="float" office:value="1090000000" calcext:value-type="float">
            <text:p>1090000000</text:p>
          </table:table-cell>
          <table:table-cell table:style-name="ce20" table:formula="of:=[.H7]/[.$I$34]" office:value-type="percentage" office:value="0.143421052631579" calcext:value-type="percentage">
            <text:p>14.34%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English</text:p>
          </table:table-cell>
          <table:table-cell office:value-type="string" calcext:value-type="string">
            <text:p>en</text:p>
          </table:table-cell>
          <table:table-cell table:style-name="ce28" office:value-type="float" office:value="982000000" calcext:value-type="float">
            <text:p>982000000</text:p>
          </table:table-cell>
          <table:table-cell table:style-name="ce12" table:formula="of:=[.D8]/[.$D$34]" office:value-type="float" office:value="0.155774111675127" calcext:value-type="float">
            <text:p>0.1558</text:p>
          </table:table-cell>
          <table:table-cell table:style-name="ce16" table:formula="of:=[.E8]*[.$F$6]" office:value-type="float" office:value="0.0778870558375635" calcext:value-type="float">
            <text:p>0.07789</text:p>
          </table:table-cell>
          <table:table-cell/>
          <table:table-cell table:formula="of:=[.H7]+[.D8]" office:value-type="float" office:value="2072000000" calcext:value-type="float">
            <text:p>2072000000</text:p>
          </table:table-cell>
          <table:table-cell table:style-name="ce21" table:formula="of:=[.H8]/[.$I$34]" office:value-type="percentage" office:value="0.272631578947368" calcext:value-type="percentage">
            <text:p>27.26%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Hindu/Hindastani</text:p>
          </table:table-cell>
          <table:table-cell office:value-type="string" calcext:value-type="string">
            <text:p>hi</text:p>
          </table:table-cell>
          <table:table-cell table:formula="of:=544000000-[.D10]" office:value-type="float" office:value="463000000" calcext:value-type="float">
            <text:p>463000000</text:p>
          </table:table-cell>
          <table:table-cell table:style-name="ce12" table:formula="of:=[.D9]/[.$D$34]" office:value-type="float" office:value="0.0734454314720812" calcext:value-type="float">
            <text:p>0.0734</text:p>
          </table:table-cell>
          <table:table-cell table:style-name="ce16" table:formula="of:=[.E9]*[.$F$6]" office:value-type="float" office:value="0.0367227157360406" calcext:value-type="float">
            <text:p>0.03672</text:p>
          </table:table-cell>
          <table:table-cell/>
          <table:table-cell table:formula="of:=[.H8]+[.D9]" office:value-type="float" office:value="2535000000" calcext:value-type="float">
            <text:p>2535000000</text:p>
          </table:table-cell>
          <table:table-cell table:style-name="ce21" table:formula="of:=[.H9]/[.$I$34]" office:value-type="percentage" office:value="0.333552631578947" calcext:value-type="percentage">
            <text:p>33.36%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Urdu/Hindustani</text:p>
          </table:table-cell>
          <table:table-cell office:value-type="string" calcext:value-type="string">
            <text:p>ur</text:p>
          </table:table-cell>
          <table:table-cell table:style-name="ce28" office:value-type="float" office:value="81000000" calcext:value-type="float">
            <text:p>81000000</text:p>
          </table:table-cell>
          <table:table-cell table:style-name="ce12" table:formula="of:=[.D10]/[.$D$34]" office:value-type="float" office:value="0.0128489847715736" calcext:value-type="float">
            <text:p>0.0128</text:p>
          </table:table-cell>
          <table:table-cell table:style-name="ce16" table:formula="of:=[.E10]*[.$F$6]" office:value-type="float" office:value="0.0064244923857868" calcext:value-type="float">
            <text:p>0.00642</text:p>
          </table:table-cell>
          <table:table-cell/>
          <table:table-cell table:formula="of:=[.H9]+[.D10]" office:value-type="float" office:value="2616000000" calcext:value-type="float">
            <text:p>2616000000</text:p>
          </table:table-cell>
          <table:table-cell table:style-name="ce21" table:formula="of:=[.H10]/[.$I$34]" office:value-type="percentage" office:value="0.344210526315789" calcext:value-type="percentage">
            <text:p>34.42%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table:style-name="ce28" office:value-type="float" office:value="527000000" calcext:value-type="float">
            <text:p>527000000</text:p>
          </table:table-cell>
          <table:table-cell table:style-name="ce12" table:formula="of:=[.D11]/[.$D$34]" office:value-type="float" office:value="0.0835977157360406" calcext:value-type="float">
            <text:p>0.0836</text:p>
          </table:table-cell>
          <table:table-cell table:style-name="ce16" table:formula="of:=[.E11]*[.$F$6]" office:value-type="float" office:value="0.0417988578680203" calcext:value-type="float">
            <text:p>0.04180</text:p>
          </table:table-cell>
          <table:table-cell/>
          <table:table-cell table:formula="of:=[.H10]+[.D11]" office:value-type="float" office:value="3143000000" calcext:value-type="float">
            <text:p>3143000000</text:p>
          </table:table-cell>
          <table:table-cell table:style-name="ce21" table:formula="of:=[.H11]/[.$I$34]" office:value-type="percentage" office:value="0.413552631578947" calcext:value-type="percentage">
            <text:p>41.36%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Arabic</text:p>
          </table:table-cell>
          <table:table-cell office:value-type="string" calcext:value-type="string">
            <text:p>ar</text:p>
          </table:table-cell>
          <table:table-cell table:style-name="ce28" office:value-type="float" office:value="422000000" calcext:value-type="float">
            <text:p>422000000</text:p>
          </table:table-cell>
          <table:table-cell table:style-name="ce12" table:formula="of:=[.D12]/[.$D$34]" office:value-type="float" office:value="0.0669416243654822" calcext:value-type="float">
            <text:p>0.0669</text:p>
          </table:table-cell>
          <table:table-cell table:style-name="ce16" table:formula="of:=[.E12]*[.$F$6]" office:value-type="float" office:value="0.0334708121827411" calcext:value-type="float">
            <text:p>0.03347</text:p>
          </table:table-cell>
          <table:table-cell/>
          <table:table-cell table:formula="of:=[.H11]+[.D12]" office:value-type="float" office:value="3565000000" calcext:value-type="float">
            <text:p>3565000000</text:p>
          </table:table-cell>
          <table:table-cell table:style-name="ce21" table:formula="of:=[.H12]/[.$I$34]" office:value-type="percentage" office:value="0.469078947368421" calcext:value-type="percentage">
            <text:p>46.91%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Malay (incl. Indonesianand Malaysian)</text:p>
          </table:table-cell>
          <table:table-cell table:style-name="ce19" office:value-type="string" calcext:value-type="string">
            <text:p>ms</text:p>
          </table:table-cell>
          <table:table-cell table:style-name="ce29" office:value-type="float" office:value="281000000" calcext:value-type="float">
            <text:p>281000000</text:p>
          </table:table-cell>
          <table:table-cell table:style-name="ce13" table:formula="of:=[.D13]/[.$D$34]" office:value-type="float" office:value="0.0445748730964467" calcext:value-type="float">
            <text:p>0.0446</text:p>
          </table:table-cell>
          <table:table-cell table:style-name="ce17" table:formula="of:=[.E13]*[.$F$6]" office:value-type="float" office:value="0.0222874365482233" calcext:value-type="float">
            <text:p>0.02229</text:p>
          </table:table-cell>
          <table:table-cell table:style-name="ce19"/>
          <table:table-cell table:style-name="ce19" table:formula="of:=[.H12]+[.D13]" office:value-type="float" office:value="3846000000" calcext:value-type="float">
            <text:p>3846000000</text:p>
          </table:table-cell>
          <table:table-cell table:style-name="ce22" table:formula="of:=[.H13]/[.$I$34]" office:value-type="percentage" office:value="0.506052631578947" calcext:value-type="percentage">
            <text:p>50.61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ssian</text:p>
          </table:table-cell>
          <table:table-cell office:value-type="string" calcext:value-type="string">
            <text:p>ru</text:p>
          </table:table-cell>
          <table:table-cell table:style-name="ce28" office:value-type="float" office:value="267000000" calcext:value-type="float">
            <text:p>267000000</text:p>
          </table:table-cell>
          <table:table-cell table:style-name="ce12" table:formula="of:=[.D14]/[.$D$34]" office:value-type="float" office:value="0.0423540609137056" calcext:value-type="float">
            <text:p>0.0424</text:p>
          </table:table-cell>
          <table:table-cell table:style-name="ce16" table:formula="of:=[.E14]*[.$F$6]" office:value-type="float" office:value="0.0211770304568528" calcext:value-type="float">
            <text:p>0.02118</text:p>
          </table:table-cell>
          <table:table-cell/>
          <table:table-cell table:formula="of:=[.H13]+[.D14]" office:value-type="float" office:value="4113000000" calcext:value-type="float">
            <text:p>4113000000</text:p>
          </table:table-cell>
          <table:table-cell table:style-name="ce14" table:formula="of:=[.H14]/[.$I$34]" office:value-type="percentage" office:value="0.541184210526316" calcext:value-type="percentage">
            <text:p>54.12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ngali</text:p>
          </table:table-cell>
          <table:table-cell office:value-type="string" calcext:value-type="string">
            <text:p>bn</text:p>
          </table:table-cell>
          <table:table-cell table:style-name="ce28" office:value-type="float" office:value="261000000" calcext:value-type="float">
            <text:p>261000000</text:p>
          </table:table-cell>
          <table:table-cell table:style-name="ce12" table:formula="of:=[.D15]/[.$D$34]" office:value-type="float" office:value="0.0414022842639594" calcext:value-type="float">
            <text:p>0.0414</text:p>
          </table:table-cell>
          <table:table-cell table:style-name="ce16" table:formula="of:=[.E15]*[.$F$6]" office:value-type="float" office:value="0.0207011421319797" calcext:value-type="float">
            <text:p>0.02070</text:p>
          </table:table-cell>
          <table:table-cell/>
          <table:table-cell table:formula="of:=[.H14]+[.D15]" office:value-type="float" office:value="4374000000" calcext:value-type="float">
            <text:p>4374000000</text:p>
          </table:table-cell>
          <table:table-cell table:style-name="ce14" table:formula="of:=[.H15]/[.$I$34]" office:value-type="percentage" office:value="0.575526315789474" calcext:value-type="percentage">
            <text:p>57.55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rtuguese</text:p>
          </table:table-cell>
          <table:table-cell office:value-type="string" calcext:value-type="string">
            <text:p>pt</text:p>
          </table:table-cell>
          <table:table-cell table:style-name="ce28" office:value-type="float" office:value="229000000" calcext:value-type="float">
            <text:p>229000000</text:p>
          </table:table-cell>
          <table:table-cell table:style-name="ce12" table:formula="of:=[.D16]/[.$D$34]" office:value-type="float" office:value="0.0363261421319797" calcext:value-type="float">
            <text:p>0.0363</text:p>
          </table:table-cell>
          <table:table-cell table:style-name="ce16" table:formula="of:=[.E16]*[.$F$6]" office:value-type="float" office:value="0.0181630710659899" calcext:value-type="float">
            <text:p>0.01816</text:p>
          </table:table-cell>
          <table:table-cell/>
          <table:table-cell table:formula="of:=[.H15]+[.D16]" office:value-type="float" office:value="4603000000" calcext:value-type="float">
            <text:p>4603000000</text:p>
          </table:table-cell>
          <table:table-cell table:style-name="ce14" table:formula="of:=[.H16]/[.$I$34]" office:value-type="percentage" office:value="0.605657894736842" calcext:value-type="percentage">
            <text:p>60.57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28" office:value-type="float" office:value="229000000" calcext:value-type="float">
            <text:p>229000000</text:p>
          </table:table-cell>
          <table:table-cell table:style-name="ce12" table:formula="of:=[.D17]/[.$D$34]" office:value-type="float" office:value="0.0363261421319797" calcext:value-type="float">
            <text:p>0.0363</text:p>
          </table:table-cell>
          <table:table-cell table:style-name="ce16" table:formula="of:=[.E17]*[.$F$6]" office:value-type="float" office:value="0.0181630710659899" calcext:value-type="float">
            <text:p>0.01816</text:p>
          </table:table-cell>
          <table:table-cell/>
          <table:table-cell table:formula="of:=[.H16]+[.D17]" office:value-type="float" office:value="4832000000" calcext:value-type="float">
            <text:p>4832000000</text:p>
          </table:table-cell>
          <table:table-cell table:style-name="ce14" table:formula="of:=[.H17]/[.$I$34]" office:value-type="percentage" office:value="0.635789473684211" calcext:value-type="percentage">
            <text:p>63.58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usa</text:p>
          </table:table-cell>
          <table:table-cell office:value-type="string" calcext:value-type="string">
            <text:p>ha</text:p>
          </table:table-cell>
          <table:table-cell table:style-name="ce28" office:value-type="float" office:value="150000000" calcext:value-type="float">
            <text:p>150000000</text:p>
          </table:table-cell>
          <table:table-cell table:style-name="ce12" table:formula="of:=[.D18]/[.$D$34]" office:value-type="float" office:value="0.0237944162436548" calcext:value-type="float">
            <text:p>0.0238</text:p>
          </table:table-cell>
          <table:table-cell table:style-name="ce16" table:formula="of:=[.E18]*[.$F$6]" office:value-type="float" office:value="0.0118972081218274" calcext:value-type="float">
            <text:p>0.01190</text:p>
          </table:table-cell>
          <table:table-cell/>
          <table:table-cell table:formula="of:=[.H17]+[.D18]" office:value-type="float" office:value="4982000000" calcext:value-type="float">
            <text:p>4982000000</text:p>
          </table:table-cell>
          <table:table-cell table:style-name="ce14" table:formula="of:=[.H18]/[.$I$34]" office:value-type="percentage" office:value="0.655526315789474" calcext:value-type="percentage">
            <text:p>65.55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njabi</text:p>
          </table:table-cell>
          <table:table-cell office:value-type="string" calcext:value-type="string">
            <text:p>pa</text:p>
          </table:table-cell>
          <table:table-cell table:style-name="ce28" office:value-type="float" office:value="148000000" calcext:value-type="float">
            <text:p>148000000</text:p>
          </table:table-cell>
          <table:table-cell table:style-name="ce12" table:formula="of:=[.D19]/[.$D$34]" office:value-type="float" office:value="0.0234771573604061" calcext:value-type="float">
            <text:p>0.0235</text:p>
          </table:table-cell>
          <table:table-cell table:style-name="ce16" table:formula="of:=[.E19]*[.$F$6]" office:value-type="float" office:value="0.011738578680203" calcext:value-type="float">
            <text:p>0.01174</text:p>
          </table:table-cell>
          <table:table-cell/>
          <table:table-cell table:formula="of:=[.H18]+[.D19]" office:value-type="float" office:value="5130000000" calcext:value-type="float">
            <text:p>5130000000</text:p>
          </table:table-cell>
          <table:table-cell table:style-name="ce14" table:formula="of:=[.H19]/[.$I$34]" office:value-type="percentage" office:value="0.675" calcext:value-type="percentage">
            <text:p>67.50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de</text:p>
          </table:table-cell>
          <table:table-cell table:style-name="ce28" office:value-type="float" office:value="129000000" calcext:value-type="float">
            <text:p>129000000</text:p>
          </table:table-cell>
          <table:table-cell table:style-name="ce12" table:formula="of:=[.D20]/[.$D$34]" office:value-type="float" office:value="0.0204631979695431" calcext:value-type="float">
            <text:p>0.0205</text:p>
          </table:table-cell>
          <table:table-cell table:style-name="ce16" table:formula="of:=[.E20]*[.$F$6]" office:value-type="float" office:value="0.0102315989847716" calcext:value-type="float">
            <text:p>0.01023</text:p>
          </table:table-cell>
          <table:table-cell/>
          <table:table-cell table:formula="of:=[.H19]+[.D20]" office:value-type="float" office:value="5259000000" calcext:value-type="float">
            <text:p>5259000000</text:p>
          </table:table-cell>
          <table:table-cell table:style-name="ce14" table:formula="of:=[.H20]/[.$I$34]" office:value-type="percentage" office:value="0.691973684210526" calcext:value-type="percentage">
            <text:p>69.20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panese</text:p>
          </table:table-cell>
          <table:table-cell office:value-type="string" calcext:value-type="string">
            <text:p>ja</text:p>
          </table:table-cell>
          <table:table-cell table:style-name="ce28" office:value-type="float" office:value="129000000" calcext:value-type="float">
            <text:p>129000000</text:p>
          </table:table-cell>
          <table:table-cell table:style-name="ce12" table:formula="of:=[.D21]/[.$D$34]" office:value-type="float" office:value="0.0204631979695431" calcext:value-type="float">
            <text:p>0.0205</text:p>
          </table:table-cell>
          <table:table-cell table:style-name="ce16" table:formula="of:=[.E21]*[.$F$6]" office:value-type="float" office:value="0.0102315989847716" calcext:value-type="float">
            <text:p>0.01023</text:p>
          </table:table-cell>
          <table:table-cell/>
          <table:table-cell table:formula="of:=[.H20]+[.D21]" office:value-type="float" office:value="5388000000" calcext:value-type="float">
            <text:p>5388000000</text:p>
          </table:table-cell>
          <table:table-cell table:style-name="ce14" table:formula="of:=[.H21]/[.$I$34]" office:value-type="percentage" office:value="0.708947368421053" calcext:value-type="percentage">
            <text:p>70.89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sian/Farsi</text:p>
          </table:table-cell>
          <table:table-cell office:value-type="string" calcext:value-type="string">
            <text:p>fa</text:p>
          </table:table-cell>
          <table:table-cell table:style-name="ce28" office:value-type="float" office:value="121000000" calcext:value-type="float">
            <text:p>121000000</text:p>
          </table:table-cell>
          <table:table-cell table:style-name="ce12" table:formula="of:=[.D22]/[.$D$34]" office:value-type="float" office:value="0.0191941624365482" calcext:value-type="float">
            <text:p>0.0192</text:p>
          </table:table-cell>
          <table:table-cell table:style-name="ce16" table:formula="of:=[.E22]*[.$F$6]" office:value-type="float" office:value="0.00959708121827411" calcext:value-type="float">
            <text:p>0.00960</text:p>
          </table:table-cell>
          <table:table-cell/>
          <table:table-cell table:formula="of:=[.H21]+[.D22]" office:value-type="float" office:value="5509000000" calcext:value-type="float">
            <text:p>5509000000</text:p>
          </table:table-cell>
          <table:table-cell table:style-name="ce14" table:formula="of:=[.H22]/[.$I$34]" office:value-type="percentage" office:value="0.724868421052632" calcext:value-type="percentage">
            <text:p>72.49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wahili</text:p>
          </table:table-cell>
          <table:table-cell office:value-type="string" calcext:value-type="string">
            <text:p>sw</text:p>
          </table:table-cell>
          <table:table-cell table:style-name="ce28" office:value-type="float" office:value="107000000" calcext:value-type="float">
            <text:p>107000000</text:p>
          </table:table-cell>
          <table:table-cell table:style-name="ce12" table:formula="of:=[.D23]/[.$D$34]" office:value-type="float" office:value="0.0169733502538071" calcext:value-type="float">
            <text:p>0.0170</text:p>
          </table:table-cell>
          <table:table-cell table:style-name="ce16" table:formula="of:=[.E23]*[.$F$6]" office:value-type="float" office:value="0.00848667512690355" calcext:value-type="float">
            <text:p>0.00849</text:p>
          </table:table-cell>
          <table:table-cell/>
          <table:table-cell table:formula="of:=[.H22]+[.D23]" office:value-type="float" office:value="5616000000" calcext:value-type="float">
            <text:p>5616000000</text:p>
          </table:table-cell>
          <table:table-cell table:style-name="ce14" table:formula="of:=[.H23]/[.$I$34]" office:value-type="percentage" office:value="0.738947368421053" calcext:value-type="percentage">
            <text:p>73.89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lugu</text:p>
          </table:table-cell>
          <table:table-cell office:value-type="string" calcext:value-type="string">
            <text:p>te</text:p>
          </table:table-cell>
          <table:table-cell table:style-name="ce28" office:value-type="float" office:value="92000000" calcext:value-type="float">
            <text:p>92000000</text:p>
          </table:table-cell>
          <table:table-cell table:style-name="ce12" table:formula="of:=[.D24]/[.$D$34]" office:value-type="float" office:value="0.0145939086294416" calcext:value-type="float">
            <text:p>0.0146</text:p>
          </table:table-cell>
          <table:table-cell table:style-name="ce16" table:formula="of:=[.E24]*[.$F$6]" office:value-type="float" office:value="0.00729695431472081" calcext:value-type="float">
            <text:p>0.00730</text:p>
          </table:table-cell>
          <table:table-cell/>
          <table:table-cell table:formula="of:=[.H23]+[.D24]" office:value-type="float" office:value="5708000000" calcext:value-type="float">
            <text:p>5708000000</text:p>
          </table:table-cell>
          <table:table-cell table:style-name="ce14" table:formula="of:=[.H24]/[.$I$34]" office:value-type="percentage" office:value="0.751052631578947" calcext:value-type="percentage">
            <text:p>75.11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vanese</text:p>
          </table:table-cell>
          <table:table-cell office:value-type="string" calcext:value-type="string">
            <text:p>jv</text:p>
          </table:table-cell>
          <table:table-cell table:style-name="ce28" office:value-type="float" office:value="84000000" calcext:value-type="float">
            <text:p>84000000</text:p>
          </table:table-cell>
          <table:table-cell table:style-name="ce12" table:formula="of:=[.D25]/[.$D$34]" office:value-type="float" office:value="0.0133248730964467" calcext:value-type="float">
            <text:p>0.0133</text:p>
          </table:table-cell>
          <table:table-cell table:style-name="ce16" table:formula="of:=[.E25]*[.$F$6]" office:value-type="float" office:value="0.00666243654822335" calcext:value-type="float">
            <text:p>0.00666</text:p>
          </table:table-cell>
          <table:table-cell/>
          <table:table-cell table:formula="of:=[.H24]+[.D25]" office:value-type="float" office:value="5792000000" calcext:value-type="float">
            <text:p>5792000000</text:p>
          </table:table-cell>
          <table:table-cell table:style-name="ce14" table:formula="of:=[.H25]/[.$I$34]" office:value-type="percentage" office:value="0.762105263157895" calcext:value-type="percentage">
            <text:p>76.21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u Chinese(incl. Shanghainese)</text:p>
          </table:table-cell>
          <table:table-cell office:value-type="string" calcext:value-type="string">
            <text:p>zh-wuu</text:p>
          </table:table-cell>
          <table:table-cell table:style-name="ce28" office:value-type="float" office:value="80000000" calcext:value-type="float">
            <text:p>80000000</text:p>
          </table:table-cell>
          <table:table-cell table:style-name="ce12" table:formula="of:=[.D26]/[.$D$34]" office:value-type="float" office:value="0.0126903553299492" calcext:value-type="float">
            <text:p>0.0127</text:p>
          </table:table-cell>
          <table:table-cell table:style-name="ce16" table:formula="of:=[.E26]*[.$F$6]" office:value-type="float" office:value="0.00634517766497462" calcext:value-type="float">
            <text:p>0.00635</text:p>
          </table:table-cell>
          <table:table-cell/>
          <table:table-cell table:formula="of:=[.H25]+[.D26]" office:value-type="float" office:value="5872000000" calcext:value-type="float">
            <text:p>5872000000</text:p>
          </table:table-cell>
          <table:table-cell table:style-name="ce14" table:formula="of:=[.H26]/[.$I$34]" office:value-type="percentage" office:value="0.772631578947368" calcext:value-type="percentage">
            <text:p>77.26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orean</text:p>
          </table:table-cell>
          <table:table-cell office:value-type="string" calcext:value-type="string">
            <text:p>ko</text:p>
          </table:table-cell>
          <table:table-cell table:style-name="ce28" office:value-type="float" office:value="77000000" calcext:value-type="float">
            <text:p>77000000</text:p>
          </table:table-cell>
          <table:table-cell table:style-name="ce12" table:formula="of:=[.D27]/[.$D$34]" office:value-type="float" office:value="0.0122144670050761" calcext:value-type="float">
            <text:p>0.0122</text:p>
          </table:table-cell>
          <table:table-cell table:style-name="ce16" table:formula="of:=[.E27]*[.$F$6]" office:value-type="float" office:value="0.00610723350253807" calcext:value-type="float">
            <text:p>0.00611</text:p>
          </table:table-cell>
          <table:table-cell/>
          <table:table-cell table:formula="of:=[.H26]+[.D27]" office:value-type="float" office:value="5949000000" calcext:value-type="float">
            <text:p>5949000000</text:p>
          </table:table-cell>
          <table:table-cell table:style-name="ce14" table:formula="of:=[.H27]/[.$I$34]" office:value-type="percentage" office:value="0.782763157894737" calcext:value-type="percentage">
            <text:p>78.28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mil</text:p>
          </table:table-cell>
          <table:table-cell office:value-type="string" calcext:value-type="string">
            <text:p>ta</text:p>
          </table:table-cell>
          <table:table-cell table:style-name="ce28" office:value-type="float" office:value="75000000" calcext:value-type="float">
            <text:p>75000000</text:p>
          </table:table-cell>
          <table:table-cell table:style-name="ce12" table:formula="of:=[.D28]/[.$D$34]" office:value-type="float" office:value="0.0118972081218274" calcext:value-type="float">
            <text:p>0.0119</text:p>
          </table:table-cell>
          <table:table-cell table:style-name="ce16" table:formula="of:=[.E28]*[.$F$6]" office:value-type="float" office:value="0.00594860406091371" calcext:value-type="float">
            <text:p>0.00595</text:p>
          </table:table-cell>
          <table:table-cell/>
          <table:table-cell table:formula="of:=[.H27]+[.D28]" office:value-type="float" office:value="6024000000" calcext:value-type="float">
            <text:p>6024000000</text:p>
          </table:table-cell>
          <table:table-cell table:style-name="ce14" table:formula="of:=[.H28]/[.$I$34]" office:value-type="percentage" office:value="0.792631578947368" calcext:value-type="percentage">
            <text:p>79.26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athi</text:p>
          </table:table-cell>
          <table:table-cell office:value-type="string" calcext:value-type="string">
            <text:p>mr</text:p>
          </table:table-cell>
          <table:table-cell table:style-name="ce28" office:value-type="float" office:value="74000000" calcext:value-type="float">
            <text:p>74000000</text:p>
          </table:table-cell>
          <table:table-cell table:style-name="ce12" table:formula="of:=[.D29]/[.$D$34]" office:value-type="float" office:value="0.011738578680203" calcext:value-type="float">
            <text:p>0.0117</text:p>
          </table:table-cell>
          <table:table-cell table:style-name="ce16" table:formula="of:=[.E29]*[.$F$6]" office:value-type="float" office:value="0.00586928934010152" calcext:value-type="float">
            <text:p>0.00587</text:p>
          </table:table-cell>
          <table:table-cell/>
          <table:table-cell table:formula="of:=[.H28]+[.D29]" office:value-type="float" office:value="6098000000" calcext:value-type="float">
            <text:p>6098000000</text:p>
          </table:table-cell>
          <table:table-cell table:style-name="ce14" table:formula="of:=[.H29]/[.$I$34]" office:value-type="percentage" office:value="0.802368421052632" calcext:value-type="percentage">
            <text:p>80.24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ue Chinese(incl. Cantonese)</text:p>
          </table:table-cell>
          <table:table-cell office:value-type="string" calcext:value-type="string">
            <text:p>zh-yue</text:p>
          </table:table-cell>
          <table:table-cell table:style-name="ce28" office:value-type="float" office:value="72000000" calcext:value-type="float">
            <text:p>72000000</text:p>
          </table:table-cell>
          <table:table-cell table:style-name="ce12" table:formula="of:=[.D30]/[.$D$34]" office:value-type="float" office:value="0.0114213197969543" calcext:value-type="float">
            <text:p>0.0114</text:p>
          </table:table-cell>
          <table:table-cell table:style-name="ce16" table:formula="of:=[.E30]*[.$F$6]" office:value-type="float" office:value="0.00571065989847716" calcext:value-type="float">
            <text:p>0.00571</text:p>
          </table:table-cell>
          <table:table-cell/>
          <table:table-cell table:formula="of:=[.H29]+[.D30]" office:value-type="float" office:value="6170000000" calcext:value-type="float">
            <text:p>6170000000</text:p>
          </table:table-cell>
          <table:table-cell table:style-name="ce14" table:formula="of:=[.H30]/[.$I$34]" office:value-type="percentage" office:value="0.811842105263158" calcext:value-type="percentage">
            <text:p>81.18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etnamese</text:p>
          </table:table-cell>
          <table:table-cell office:value-type="string" calcext:value-type="string">
            <text:p>vi</text:p>
          </table:table-cell>
          <table:table-cell table:style-name="ce28" office:value-type="float" office:value="68000000" calcext:value-type="float">
            <text:p>68000000</text:p>
          </table:table-cell>
          <table:table-cell table:style-name="ce12" table:formula="of:=[.D31]/[.$D$34]" office:value-type="float" office:value="0.0107868020304569" calcext:value-type="float">
            <text:p>0.0108</text:p>
          </table:table-cell>
          <table:table-cell table:style-name="ce16" table:formula="of:=[.E31]*[.$F$6]" office:value-type="float" office:value="0.00539340101522843" calcext:value-type="float">
            <text:p>0.00539</text:p>
          </table:table-cell>
          <table:table-cell/>
          <table:table-cell table:formula="of:=[.H30]+[.D31]" office:value-type="float" office:value="6238000000" calcext:value-type="float">
            <text:p>6238000000</text:p>
          </table:table-cell>
          <table:table-cell table:style-name="ce14" table:formula="of:=[.H31]/[.$I$34]" office:value-type="percentage" office:value="0.820789473684211" calcext:value-type="percentage">
            <text:p>82.08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28" office:value-type="float" office:value="66000000" calcext:value-type="float">
            <text:p>66000000</text:p>
          </table:table-cell>
          <table:table-cell table:style-name="ce12" table:formula="of:=[.D32]/[.$D$34]" office:value-type="float" office:value="0.0104695431472081" calcext:value-type="float">
            <text:p>0.0105</text:p>
          </table:table-cell>
          <table:table-cell table:style-name="ce16" table:formula="of:=[.E32]*[.$F$6]" office:value-type="float" office:value="0.00523477157360406" calcext:value-type="float">
            <text:p>0.00523</text:p>
          </table:table-cell>
          <table:table-cell/>
          <table:table-cell table:formula="of:=[.H31]+[.D32]" office:value-type="float" office:value="6304000000" calcext:value-type="float">
            <text:p>6304000000</text:p>
          </table:table-cell>
          <table:table-cell table:style-name="ce14" table:formula="of:=[.H32]/[.$I$34]" office:value-type="percentage" office:value="0.829473684210526" calcext:value-type="percentage">
            <text:p>82.95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"/>
          <table:table-cell table:style-name="ce1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:.D32])" office:value-type="float" office:value="6304000000" calcext:value-type="float">
            <text:p>6304000000</text:p>
          </table:table-cell>
          <table:table-cell table:style-name="ce12" table:formula="of:=[.D34]/[.$D$34]" office:value-type="float" office:value="1" calcext:value-type="float">
            <text:p>1.0000</text:p>
          </table:table-cell>
          <table:table-cell table:style-name="ce16" table:formula="of:=[.E34]*[.$F$6]" office:value-type="float" office:value="0.5" calcext:value-type="float">
            <text:p>0.50000</text:p>
          </table:table-cell>
          <table:table-cell/>
          <table:table-cell office:value-type="string" calcext:value-type="string">
            <text:p>world population</text:p>
          </table:table-cell>
          <table:table-cell office:value-type="float" office:value="7600000000" calcext:value-type="float">
            <text:p>76000000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indu and Urdu are distinct dialects and controversally different languages. The population of Urdu speakers is far less than the 60M cutoff, so this entry is for the Hindi dialec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en.wikipedia.org/wiki/Urdu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% Web Use" table:style-name="ta1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4" table:default-cell-style-name="ce33"/>
        <table:table-column table:style-name="co13" table:default-cell-style-name="ce35"/>
        <table:table-column table:style-name="co4" table:default-cell-style-name="ce38"/>
        <table:table-row table:style-name="ro1" table:number-rows-repeated="4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https://w3techs.com/technologies/overview/content_language/a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Percent</text:p>
          </table:table-cell>
          <table:table-cell table:style-name="Default" office:value-type="string" calcext:value-type="string">
            <text:p>Relative Weight</text:p>
          </table:table-cell>
          <table:table-cell table:style-name="ce36"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table:style-name="ce30" office:value-type="string" calcext:value-type="string">
            <text:p>English</text:p>
          </table:table-cell>
          <table:table-cell table:style-name="ce31" office:value-type="string" calcext:value-type="string">
            <text:p>en</text:p>
          </table:table-cell>
          <table:table-cell table:style-name="ce32" office:value-type="string" calcext:value-type="string">
            <text:p>51.5%</text:p>
          </table:table-cell>
          <table:table-cell table:style-name="ce34" table:formula="of:=[.D8]*1" office:value-type="float" office:value="0.515" calcext:value-type="float">
            <text:p>0.5150</text:p>
          </table:table-cell>
          <table:table-cell table:style-name="ce37" table:formula="of:=[.E8]*[.$F$7]" office:value-type="float" office:value="0.0515" calcext:value-type="float">
            <text:p>0.05150</text:p>
          </table:table-cell>
        </table:table-row>
        <table:table-row table:style-name="ro1">
          <table:table-cell/>
          <table:table-cell office:value-type="string" calcext:value-type="string">
            <text:p>Russia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6.7%</text:p>
          </table:table-cell>
          <table:table-cell table:formula="of:=[.D9]*1" office:value-type="float" office:value="0.067" calcext:value-type="float">
            <text:p>0.0670</text:p>
          </table:table-cell>
          <table:table-cell table:formula="of:=[.E9]*[.$F$7]" office:value-type="float" office:value="0.0067" calcext:value-type="float">
            <text:p>0.00670</text:p>
          </table:table-cell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.7%</text:p>
          </table:table-cell>
          <table:table-cell table:formula="of:=[.D10]*1" office:value-type="float" office:value="0.057" calcext:value-type="float">
            <text:p>0.0570</text:p>
          </table:table-cell>
          <table:table-cell table:formula="of:=[.E10]*[.$F$7]" office:value-type="float" office:value="0.0057" calcext:value-type="float">
            <text:p>0.00570</text:p>
          </table:table-cell>
        </table:table-row>
        <table:table-row table:style-name="ro1">
          <table:table-cell/>
          <table:table-cell office:value-type="string" calcext:value-type="string">
            <text:p>Japane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.1%</text:p>
          </table:table-cell>
          <table:table-cell table:formula="of:=[.D11]*1" office:value-type="float" office:value="0.051" calcext:value-type="float">
            <text:p>0.0510</text:p>
          </table:table-cell>
          <table:table-cell table:formula="of:=[.E11]*[.$F$7]" office:value-type="float" office:value="0.0051" calcext:value-type="float">
            <text:p>0.00510</text:p>
          </table:table-cell>
        </table:table-row>
        <table:table-row table:style-name="ro1">
          <table:table-cell/>
          <table:table-cell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5.1%</text:p>
          </table:table-cell>
          <table:table-cell table:formula="of:=[.D12]*1" office:value-type="float" office:value="0.051" calcext:value-type="float">
            <text:p>0.0510</text:p>
          </table:table-cell>
          <table:table-cell table:formula="of:=[.E12]*[.$F$7]" office:value-type="float" office:value="0.0051" calcext:value-type="float">
            <text:p>0.00510</text:p>
          </table:table-cell>
        </table:table-row>
        <table:table-row table:style-name="ro1"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.1%</text:p>
          </table:table-cell>
          <table:table-cell table:formula="of:=[.D13]*1" office:value-type="float" office:value="0.041" calcext:value-type="float">
            <text:p>0.0410</text:p>
          </table:table-cell>
          <table:table-cell table:formula="of:=[.E13]*[.$F$7]" office:value-type="float" office:value="0.0041" calcext:value-type="float">
            <text:p>0.00410</text:p>
          </table:table-cell>
        </table:table-row>
        <table:table-row table:style-name="ro1">
          <table:table-cell/>
          <table:table-cell office:value-type="string" calcext:value-type="string">
            <text:p>Portugues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.7%</text:p>
          </table:table-cell>
          <table:table-cell table:formula="of:=[.D14]*1" office:value-type="float" office:value="0.027" calcext:value-type="float">
            <text:p>0.0270</text:p>
          </table:table-cell>
          <table:table-cell table:formula="of:=[.E14]*[.$F$7]" office:value-type="float" office:value="0.0027" calcext:value-type="float">
            <text:p>0.00270</text:p>
          </table:table-cell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2.5%</text:p>
          </table:table-cell>
          <table:table-cell table:formula="of:=[.D15]*1" office:value-type="float" office:value="0.025" calcext:value-type="float">
            <text:p>0.0250</text:p>
          </table:table-cell>
          <table:table-cell table:formula="of:=[.E15]*[.$F$7]" office:value-type="float" office:value="0.0025" calcext:value-type="float">
            <text:p>0.00250</text:p>
          </table:table-cell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2.0%</text:p>
          </table:table-cell>
          <table:table-cell table:formula="of:=[.D16]*1" office:value-type="float" office:value="0.02" calcext:value-type="float">
            <text:p>0.0200</text:p>
          </table:table-cell>
          <table:table-cell table:formula="of:=[.E16]*[.$F$7]" office:value-type="float" office:value="0.002" calcext:value-type="float">
            <text:p>0.00200</text:p>
          </table:table-cell>
        </table:table-row>
        <table:table-row table:style-name="ro1">
          <table:table-cell/>
          <table:table-cell office:value-type="string" calcext:value-type="string">
            <text:p>Persia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.8%</text:p>
          </table:table-cell>
          <table:table-cell table:formula="of:=[.D17]*1" office:value-type="float" office:value="0.018" calcext:value-type="float">
            <text:p>0.0180</text:p>
          </table:table-cell>
          <table:table-cell table:formula="of:=[.E17]*[.$F$7]" office:value-type="float" office:value="0.0018" calcext:value-type="float">
            <text:p>0.00180</text:p>
          </table:table-cell>
        </table:table-row>
        <table:table-row table:style-name="ro1">
          <table:table-cell/>
          <table:table-cell office:value-type="string" calcext:value-type="string">
            <text:p>Polish</text:p>
          </table:table-cell>
          <table:table-cell/>
          <table:table-cell office:value-type="string" calcext:value-type="string">
            <text:p>1.7%</text:p>
          </table:table-cell>
          <table:table-cell table:formula="of:=[.D18]*1" office:value-type="float" office:value="0.017" calcext:value-type="float">
            <text:p>0.0170</text:p>
          </table:table-cell>
          <table:table-cell table:formula="of:=[.E18]*[.$F$7]" office:value-type="float" office:value="0.0017" calcext:value-type="float">
            <text:p>0.00170</text:p>
          </table:table-cell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/>
          <table:table-cell office:value-type="string" calcext:value-type="string">
            <text:p>1.4%</text:p>
          </table:table-cell>
          <table:table-cell table:formula="of:=[.D19]*1" office:value-type="float" office:value="0.014" calcext:value-type="float">
            <text:p>0.0140</text:p>
          </table:table-cell>
          <table:table-cell table:formula="of:=[.E19]*[.$F$7]" office:value-type="float" office:value="0.0014" calcext:value-type="float">
            <text:p>0.00140</text:p>
          </table:table-cell>
        </table:table-row>
        <table:table-row table:style-name="ro1">
          <table:table-cell/>
          <table:table-cell office:value-type="string" calcext:value-type="string">
            <text:p>Dutch, Flemish</text:p>
          </table:table-cell>
          <table:table-cell/>
          <table:table-cell office:value-type="string" calcext:value-type="string">
            <text:p>1.3%</text:p>
          </table:table-cell>
          <table:table-cell table:formula="of:=[.D20]*1" office:value-type="float" office:value="0.013" calcext:value-type="float">
            <text:p>0.0130</text:p>
          </table:table-cell>
          <table:table-cell table:formula="of:=[.E20]*[.$F$7]" office:value-type="float" office:value="0.0013" calcext:value-type="float">
            <text:p>0.00130</text:p>
          </table:table-cell>
        </table:table-row>
        <table:table-row table:style-name="ro1">
          <table:table-cell/>
          <table:table-cell office:value-type="string" calcext:value-type="string">
            <text:p>Korean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1.0%</text:p>
          </table:table-cell>
          <table:table-cell table:formula="of:=[.D21]*1" office:value-type="float" office:value="0.01" calcext:value-type="float">
            <text:p>0.0100</text:p>
          </table:table-cell>
          <table:table-cell table:formula="of:=[.E21]*[.$F$7]" office:value-type="float" office:value="0.001" calcext:value-type="float">
            <text:p>0.00100</text:p>
          </table:table-cell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/>
          <table:table-cell office:value-type="string" calcext:value-type="string">
            <text:p>0.9%</text:p>
          </table:table-cell>
          <table:table-cell table:formula="of:=[.D22]*1" office:value-type="float" office:value="0.009" calcext:value-type="float">
            <text:p>0.0090</text:p>
          </table:table-cell>
          <table:table-cell table:formula="of:=[.E22]*[.$F$7]" office:value-type="float" office:value="0.0009" calcext:value-type="float">
            <text:p>0.00090</text:p>
          </table:table-cell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7%</text:p>
          </table:table-cell>
          <table:table-cell table:formula="of:=[.D23]*1" office:value-type="float" office:value="0.007" calcext:value-type="float">
            <text:p>0.0070</text:p>
          </table:table-cell>
          <table:table-cell table:formula="of:=[.E23]*[.$F$7]" office:value-type="float" office:value="0.0007" calcext:value-type="float">
            <text:p>0.00070</text:p>
          </table:table-cell>
        </table:table-row>
        <table:table-row table:style-name="ro1">
          <table:table-cell/>
          <table:table-cell office:value-type="string" calcext:value-type="string">
            <text:p>Vietnames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6%</text:p>
          </table:table-cell>
          <table:table-cell table:formula="of:=[.D24]*1" office:value-type="float" office:value="0.006" calcext:value-type="float">
            <text:p>0.0060</text:p>
          </table:table-cell>
          <table:table-cell table:formula="of:=[.E24]*[.$F$7]" office:value-type="float" office:value="0.0006" calcext:value-type="float">
            <text:p>0.00060</text:p>
          </table:table-cell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/>
          <table:table-cell office:value-type="string" calcext:value-type="string">
            <text:p>0.5%</text:p>
          </table:table-cell>
          <table:table-cell table:formula="of:=[.D25]*1" office:value-type="float" office:value="0.005" calcext:value-type="float">
            <text:p>0.0050</text:p>
          </table:table-cell>
          <table:table-cell table:formula="of:=[.E25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Swedish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0.5%</text:p>
          </table:table-cell>
          <table:table-cell table:formula="of:=[.D26]*1" office:value-type="float" office:value="0.005" calcext:value-type="float">
            <text:p>0.0050</text:p>
          </table:table-cell>
          <table:table-cell table:formula="of:=[.E26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0.5%</text:p>
          </table:table-cell>
          <table:table-cell table:formula="of:=[.D27]*1" office:value-type="float" office:value="0.005" calcext:value-type="float">
            <text:p>0.0050</text:p>
          </table:table-cell>
          <table:table-cell table:formula="of:=[.E27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Romanian</text:p>
          </table:table-cell>
          <table:table-cell/>
          <table:table-cell office:value-type="string" calcext:value-type="string">
            <text:p>0.4%</text:p>
          </table:table-cell>
          <table:table-cell table:formula="of:=[.D28]*1" office:value-type="float" office:value="0.004" calcext:value-type="float">
            <text:p>0.0040</text:p>
          </table:table-cell>
          <table:table-cell table:formula="of:=[.E28]*[.$F$7]" office:value-type="float" office:value="0.0004" calcext:value-type="float">
            <text:p>0.00040</text:p>
          </table:table-cell>
        </table:table-row>
        <table:table-row table:style-name="ro1">
          <table:table-cell/>
          <table:table-cell office:value-type="string" calcext:value-type="string">
            <text:p>Indonesian</text:p>
          </table:table-cell>
          <table:table-cell/>
          <table:table-cell office:value-type="string" calcext:value-type="string">
            <text:p>0.4%</text:p>
          </table:table-cell>
          <table:table-cell table:formula="of:=[.D29]*1" office:value-type="float" office:value="0.004" calcext:value-type="float">
            <text:p>0.0040</text:p>
          </table:table-cell>
          <table:table-cell table:formula="of:=[.E29]*[.$F$7]" office:value-type="float" office:value="0.0004" calcext:value-type="float">
            <text:p>0.00040</text:p>
          </table:table-cell>
        </table:table-row>
        <table:table-row table:style-name="ro1">
          <table:table-cell/>
          <table:table-cell office:value-type="string" calcext:value-type="string">
            <text:p>Slovak</text:p>
          </table:table-cell>
          <table:table-cell/>
          <table:table-cell office:value-type="string" calcext:value-type="string">
            <text:p>0.3%</text:p>
          </table:table-cell>
          <table:table-cell table:formula="of:=[.D30]*1" office:value-type="float" office:value="0.003" calcext:value-type="float">
            <text:p>0.0030</text:p>
          </table:table-cell>
          <table:table-cell table:formula="of:=[.E30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Danish</text:p>
          </table:table-cell>
          <table:table-cell/>
          <table:table-cell office:value-type="string" calcext:value-type="string">
            <text:p>0.3%</text:p>
          </table:table-cell>
          <table:table-cell table:formula="of:=[.D31]*1" office:value-type="float" office:value="0.003" calcext:value-type="float">
            <text:p>0.0030</text:p>
          </table:table-cell>
          <table:table-cell table:formula="of:=[.E31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Finnish</text:p>
          </table:table-cell>
          <table:table-cell/>
          <table:table-cell office:value-type="string" calcext:value-type="string">
            <text:p>0.3%</text:p>
          </table:table-cell>
          <table:table-cell table:formula="of:=[.D32]*1" office:value-type="float" office:value="0.003" calcext:value-type="float">
            <text:p>0.0030</text:p>
          </table:table-cell>
          <table:table-cell table:formula="of:=[.E32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Thai</text:p>
          </table:table-cell>
          <table:table-cell/>
          <table:table-cell office:value-type="string" calcext:value-type="string">
            <text:p>0.3%</text:p>
          </table:table-cell>
          <table:table-cell table:formula="of:=[.D33]*1" office:value-type="float" office:value="0.003" calcext:value-type="float">
            <text:p>0.0030</text:p>
          </table:table-cell>
          <table:table-cell table:formula="of:=[.E33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Bulgarian</text:p>
          </table:table-cell>
          <table:table-cell/>
          <table:table-cell office:value-type="string" calcext:value-type="string">
            <text:p>0.2%</text:p>
          </table:table-cell>
          <table:table-cell table:formula="of:=[.D34]*1" office:value-type="float" office:value="0.002" calcext:value-type="float">
            <text:p>0.0020</text:p>
          </table:table-cell>
          <table:table-cell table:formula="of:=[.E34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0.2%</text:p>
          </table:table-cell>
          <table:table-cell table:formula="of:=[.D35]*1" office:value-type="float" office:value="0.002" calcext:value-type="float">
            <text:p>0.0020</text:p>
          </table:table-cell>
          <table:table-cell table:formula="of:=[.E35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Ukrainian</text:p>
          </table:table-cell>
          <table:table-cell/>
          <table:table-cell office:value-type="string" calcext:value-type="string">
            <text:p>0.2%</text:p>
          </table:table-cell>
          <table:table-cell table:formula="of:=[.D36]*1" office:value-type="float" office:value="0.002" calcext:value-type="float">
            <text:p>0.0020</text:p>
          </table:table-cell>
          <table:table-cell table:formula="of:=[.E36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Lithuanian</text:p>
          </table:table-cell>
          <table:table-cell/>
          <table:table-cell office:value-type="string" calcext:value-type="string">
            <text:p>0.1%</text:p>
          </table:table-cell>
          <table:table-cell table:formula="of:=[.D37]*1" office:value-type="float" office:value="0.001" calcext:value-type="float">
            <text:p>0.0010</text:p>
          </table:table-cell>
          <table:table-cell table:formula="of:=[.E37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Norwegian Bokmål</text:p>
          </table:table-cell>
          <table:table-cell/>
          <table:table-cell office:value-type="string" calcext:value-type="string">
            <text:p>0.1%</text:p>
          </table:table-cell>
          <table:table-cell table:formula="of:=[.D38]*1" office:value-type="float" office:value="0.001" calcext:value-type="float">
            <text:p>0.0010</text:p>
          </table:table-cell>
          <table:table-cell table:formula="of:=[.E38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Croatian</text:p>
          </table:table-cell>
          <table:table-cell/>
          <table:table-cell office:value-type="string" calcext:value-type="string">
            <text:p>0.1%</text:p>
          </table:table-cell>
          <table:table-cell table:formula="of:=[.D39]*1" office:value-type="float" office:value="0.001" calcext:value-type="float">
            <text:p>0.0010</text:p>
          </table:table-cell>
          <table:table-cell table:formula="of:=[.E39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Norwegian</text:p>
          </table:table-cell>
          <table:table-cell/>
          <table:table-cell office:value-type="string" calcext:value-type="string">
            <text:p>0.1%</text:p>
          </table:table-cell>
          <table:table-cell table:formula="of:=[.D40]*1" office:value-type="float" office:value="0.001" calcext:value-type="float">
            <text:p>0.0010</text:p>
          </table:table-cell>
          <table:table-cell table:formula="of:=[.E40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Serbian</text:p>
          </table:table-cell>
          <table:table-cell/>
          <table:table-cell office:value-type="string" calcext:value-type="string">
            <text:p>0.1%</text:p>
          </table:table-cell>
          <table:table-cell table:formula="of:=[.D41]*1" office:value-type="float" office:value="0.001" calcext:value-type="float">
            <text:p>0.0010</text:p>
          </table:table-cell>
          <table:table-cell table:formula="of:=[.E41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Catalan, Valencian</text:p>
          </table:table-cell>
          <table:table-cell/>
          <table:table-cell office:value-type="string" calcext:value-type="string">
            <text:p>0.1%</text:p>
          </table:table-cell>
          <table:table-cell table:formula="of:=[.D42]*1" office:value-type="float" office:value="0.001" calcext:value-type="float">
            <text:p>0.0010</text:p>
          </table:table-cell>
          <table:table-cell table:formula="of:=[.E42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Slovenian</text:p>
          </table:table-cell>
          <table:table-cell/>
          <table:table-cell office:value-type="string" calcext:value-type="string">
            <text:p>0.1%</text:p>
          </table:table-cell>
          <table:table-cell table:formula="of:=[.D43]*1" office:value-type="float" office:value="0.001" calcext:value-type="float">
            <text:p>0.0010</text:p>
          </table:table-cell>
          <table:table-cell table:formula="of:=[.E43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Latvian</text:p>
          </table:table-cell>
          <table:table-cell/>
          <table:table-cell office:value-type="string" calcext:value-type="string">
            <text:p>0.1%</text:p>
          </table:table-cell>
          <table:table-cell table:formula="of:=[.D44]*1" office:value-type="float" office:value="0.001" calcext:value-type="float">
            <text:p>0.0010</text:p>
          </table:table-cell>
          <table:table-cell table:formula="of:=[.E44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Estonian</text:p>
          </table:table-cell>
          <table:table-cell/>
          <table:table-cell office:value-type="string" calcext:value-type="string">
            <text:p>0.1%</text:p>
          </table:table-cell>
          <table:table-cell table:formula="of:=[.D45]*1" office:value-type="float" office:value="0.001" calcext:value-type="float">
            <text:p>0.0010</text:p>
          </table:table-cell>
          <table:table-cell table:formula="of:=[.E45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Hind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1%</text:p>
          </table:table-cell>
          <table:table-cell table:formula="of:=[.D46]*1" office:value-type="float" office:value="0.001" calcext:value-type="float">
            <text:p>0.0010</text:p>
          </table:table-cell>
          <table:table-cell table:formula="of:=[.E46]*[.$F$7]" office:value-type="float" office:value="0.0001" calcext:value-type="float">
            <text:p>0.0001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ll other language given a weight of 0.1%</text:p>
          </table:table-cell>
          <table:table-cell/>
          <table:table-cell table:style-name="Default" table:number-columns-repeated="3"/>
        </table:table-row>
      </table:table>
      <table:table table:name="25% GDP" table:style-name="ta1">
        <table:table-column table:style-name="co14" table:default-cell-style-name="Default"/>
        <table:table-column table:style-name="co15" table:number-columns-repeated="1023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en.wikipedia.org/wiki/List_of_countries_by_GDP_(PPP)_per_capi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Primary Language</text:p>
          </table:table-cell>
          <table:table-cell office:value-type="string" calcext:value-type="string">
            <text:p>GDP (PPP)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GDP * Population</text:p>
          </table:table-cell>
          <table:table-cell/>
          <table:table-cell table:style-name="ce36" office:value-type="string" calcext:value-type="string">
            <text:p>Language Summary</text:p>
          </table:table-cell>
          <table:table-cell office:value-type="string" calcext:value-type="string">
            <text:p>sum of GDP * Pop</text:p>
          </table:table-cell>
          <table:table-cell office:value-type="string" calcext:value-type="string">
            <text:p>relative weight</text:p>
          </table:table-cell>
          <table:table-cell table:style-name="ce36" office:value-type="percentage" office:value="0.25" calcext:value-type="percentage">
            <text:p>25.00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 Qatar</text:p>
          </table:table-cell>
          <table:table-cell office:value-type="string" calcext:value-type="string">
            <text:p>ar</text:p>
          </table:table-cell>
          <table:table-cell office:value-type="float" office:value="127523" calcext:value-type="float">
            <text:p>127523</text:p>
          </table:table-cell>
          <table:table-cell table:style-name="ce39" office:value-type="float" office:value="1699435" calcext:value-type="float">
            <text:p>1699435</text:p>
          </table:table-cell>
          <table:table-cell table:formula="of:=[.D8]*[.E8]" office:value-type="float" office:value="216717049505" calcext:value-type="float">
            <text:p>216717049505</text:p>
          </table:table-cell>
          <table:table-cell/>
          <table:table-cell office:value-type="string" calcext:value-type="string">
            <text:p>ar</text:p>
          </table:table-cell>
          <table:table-cell table:formula="of:=[.F8]+[.F19]" office:value-type="float" office:value="2012940049505" calcext:value-type="float">
            <text:p>2012940049505</text:p>
          </table:table-cell>
          <table:table-cell table:style-name="ce35" table:formula="of:=[.I8]/[.$I$35]" office:value-type="float" office:value="0.0970978617618939" calcext:value-type="float">
            <text:p>0.0971</text:p>
          </table:table-cell>
          <table:table-cell table:style-name="ce38" table:formula="of:=[.J8]*[.$K$7]" office:value-type="float" office:value="0.0242744654404735" calcext:value-type="float">
            <text:p>0.0242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 Luxembourg</text:p>
          </table:table-cell>
          <table:table-cell office:value-type="string" calcext:value-type="string">
            <text:p>--</text:p>
          </table:table-cell>
          <table:table-cell office:value-type="float" office:value="105882" calcext:value-type="float">
            <text:p>105882</text:p>
          </table:table-cell>
          <table:table-cell table:style-name="ce39" office:value-type="float" office:value="590667" calcext:value-type="float">
            <text:p>590667</text:p>
          </table:table-cell>
          <table:table-cell table:formula="of:=[.D9]*[.E9]" office:value-type="float" office:value="62541003294" calcext:value-type="float">
            <text:p>62541003294</text:p>
          </table:table-cell>
          <table:table-cell table:number-columns-repeated="3"/>
          <table:table-cell table:style-name="ce35"/>
          <table:table-cell table:style-name="ce3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 Macau</text:p>
          </table:table-cell>
          <table:table-cell/>
          <table:table-cell office:value-type="float" office:value="104169" calcext:value-type="float">
            <text:p>104169</text:p>
          </table:table-cell>
          <table:table-cell table:number-columns-repeated="3"/>
          <table:table-cell office:value-type="string" calcext:value-type="string">
            <text:p>en</text:p>
          </table:table-cell>
          <table:table-cell table:formula="of:=[.F18]" office:value-type="float" office:value="18718104002126" calcext:value-type="float">
            <text:p>18718104002126</text:p>
          </table:table-cell>
          <table:table-cell table:style-name="ce35" table:formula="of:=[.I10]/[.$I$35]" office:value-type="float" office:value="0.902902138238106" calcext:value-type="float">
            <text:p>0.9029</text:p>
          </table:table-cell>
          <table:table-cell table:style-name="ce38" table:formula="of:=[.J10]*[.$K$7]" office:value-type="float" office:value="0.225725534559526" calcext:value-type="float">
            <text:p>0.225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 Singapore</text:p>
          </table:table-cell>
          <table:table-cell/>
          <table:table-cell office:value-type="float" office:value="87856" calcext:value-type="float">
            <text:p>878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runei</text:p>
          </table:table-cell>
          <table:table-cell/>
          <table:table-cell office:value-type="float" office:value="77441" calcext:value-type="float">
            <text:p>774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United Arab Emirates</text:p>
          </table:table-cell>
          <table:table-cell/>
          <table:table-cell office:value-type="float" office:value="72419" calcext:value-type="float">
            <text:p>724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Ireland</text:p>
          </table:table-cell>
          <table:table-cell/>
          <table:table-cell office:value-type="float" office:value="68883" calcext:value-type="float">
            <text:p>6888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witzerland</text:p>
          </table:table-cell>
          <table:table-cell/>
          <table:table-cell office:value-type="float" office:value="62882" calcext:value-type="float">
            <text:p>628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Norway</text:p>
          </table:table-cell>
          <table:table-cell/>
          <table:table-cell office:value-type="float" office:value="59302" calcext:value-type="float">
            <text:p>593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Hong Kong</text:p>
          </table:table-cell>
          <table:table-cell/>
          <table:table-cell office:value-type="float" office:value="58553" calcext:value-type="float">
            <text:p>585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United States</text:p>
          </table:table-cell>
          <table:table-cell office:value-type="string" calcext:value-type="string">
            <text:p>en</text:p>
          </table:table-cell>
          <table:table-cell office:value-type="float" office:value="57467" calcext:value-type="float">
            <text:p>57467</text:p>
          </table:table-cell>
          <table:table-cell table:style-name="ce39" office:value-type="float" office:value="325719178" calcext:value-type="float">
            <text:p>325719178</text:p>
          </table:table-cell>
          <table:table-cell table:formula="of:=[.D18]*[.E18]" office:value-type="float" office:value="18718104002126" calcext:value-type="float">
            <text:p>18718104002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 Saudi Arabia</text:p>
          </table:table-cell>
          <table:table-cell office:value-type="string" calcext:value-type="string">
            <text:p>ar</text:p>
          </table:table-cell>
          <table:table-cell office:value-type="float" office:value="54431" calcext:value-type="float">
            <text:p>54431</text:p>
          </table:table-cell>
          <table:table-cell table:style-name="ce39" office:value-type="float" office:value="33000000" calcext:value-type="float">
            <text:p>33000000</text:p>
          </table:table-cell>
          <table:table-cell table:formula="of:=[.D19]*[.E19]" office:value-type="float" office:value="1796223000000" calcext:value-type="float">
            <text:p>1796223000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 Iceland</text:p>
          </table:table-cell>
          <table:table-cell/>
          <table:table-cell office:value-type="float" office:value="51399" calcext:value-type="float">
            <text:p>513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Netherlands</text:p>
          </table:table-cell>
          <table:table-cell/>
          <table:table-cell office:value-type="float" office:value="50898" calcext:value-type="float">
            <text:p>508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ustria</text:p>
          </table:table-cell>
          <table:table-cell/>
          <table:table-cell office:value-type="float" office:value="50078" calcext:value-type="float">
            <text:p>500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Denmark</text:p>
          </table:table-cell>
          <table:table-cell/>
          <table:table-cell office:value-type="float" office:value="49496" calcext:value-type="float">
            <text:p>494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weden</text:p>
          </table:table-cell>
          <table:table-cell office:value-type="string" calcext:value-type="string">
            <text:p>sw</text:p>
          </table:table-cell>
          <table:table-cell office:value-type="float" office:value="49175" calcext:value-type="float">
            <text:p>491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ermany</text:p>
          </table:table-cell>
          <table:table-cell office:value-type="string" calcext:value-type="string">
            <text:p>de</text:p>
          </table:table-cell>
          <table:table-cell office:value-type="float" office:value="48730" calcext:value-type="float">
            <text:p>487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ustralia</text:p>
          </table:table-cell>
          <table:table-cell office:value-type="string" calcext:value-type="string">
            <text:p>en</text:p>
          </table:table-cell>
          <table:table-cell office:value-type="float" office:value="46790" calcext:value-type="float">
            <text:p>4679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elgium</text:p>
          </table:table-cell>
          <table:table-cell/>
          <table:table-cell office:value-type="float" office:value="46383" calcext:value-type="float">
            <text:p>4638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anada</text:p>
          </table:table-cell>
          <table:table-cell office:value-type="string" calcext:value-type="string">
            <text:p>en</text:p>
          </table:table-cell>
          <table:table-cell office:value-type="float" office:value="44025" calcext:value-type="float">
            <text:p>440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Finland</text:p>
          </table:table-cell>
          <table:table-cell/>
          <table:table-cell office:value-type="float" office:value="43053" calcext:value-type="float">
            <text:p>430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United Kingdom</text:p>
          </table:table-cell>
          <table:table-cell office:value-type="string" calcext:value-type="string">
            <text:p>en</text:p>
          </table:table-cell>
          <table:table-cell office:value-type="float" office:value="42609" calcext:value-type="float">
            <text:p>426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Japan</text:p>
          </table:table-cell>
          <table:table-cell office:value-type="string" calcext:value-type="string">
            <text:p>ja</text:p>
          </table:table-cell>
          <table:table-cell office:value-type="float" office:value="41470" calcext:value-type="float">
            <text:p>4147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France</text:p>
          </table:table-cell>
          <table:table-cell office:value-type="string" calcext:value-type="string">
            <text:p>fr</text:p>
          </table:table-cell>
          <table:table-cell office:value-type="float" office:value="41466" calcext:value-type="float">
            <text:p>414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New Zealand</text:p>
          </table:table-cell>
          <table:table-cell office:value-type="string" calcext:value-type="string">
            <text:p>en</text:p>
          </table:table-cell>
          <table:table-cell office:value-type="float" office:value="39059" calcext:value-type="float">
            <text:p>390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Italy</text:p>
          </table:table-cell>
          <table:table-cell/>
          <table:table-cell office:value-type="float" office:value="38161" calcext:value-type="float">
            <text:p>3816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Israel</text:p>
          </table:table-cell>
          <table:table-cell/>
          <table:table-cell office:value-type="float" office:value="37901" calcext:value-type="float">
            <text:p>3790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I8:.I33])" office:value-type="float" office:value="20731044051631" calcext:value-type="float">
            <text:p>20731044051631</text:p>
          </table:table-cell>
          <table:table-cell table:style-name="ce35" table:formula="of:=[.I35]/[.$I$35]" office:value-type="float" office:value="1" calcext:value-type="float">
            <text:p>1.0000</text:p>
          </table:table-cell>
          <table:table-cell table:style-name="ce38" table:formula="of:=[.J35]*[.$K$7]" office:value-type="float" office:value="0.25" calcext:value-type="float">
            <text:p>0.25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 Malta</text:p>
          </table:table-cell>
          <table:table-cell/>
          <table:table-cell office:value-type="float" office:value="37899" calcext:value-type="float">
            <text:p>378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pain</text:p>
          </table:table-cell>
          <table:table-cell/>
          <table:table-cell office:value-type="float" office:value="36310" calcext:value-type="float">
            <text:p>363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outh Korea</text:p>
          </table:table-cell>
          <table:table-cell/>
          <table:table-cell office:value-type="float" office:value="35751" calcext:value-type="float">
            <text:p>357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zech Republic</text:p>
          </table:table-cell>
          <table:table-cell/>
          <table:table-cell office:value-type="float" office:value="34711" calcext:value-type="float">
            <text:p>347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lovenia</text:p>
          </table:table-cell>
          <table:table-cell/>
          <table:table-cell office:value-type="float" office:value="32885" calcext:value-type="float">
            <text:p>328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yprus</text:p>
          </table:table-cell>
          <table:table-cell/>
          <table:table-cell office:value-type="float" office:value="32580" calcext:value-type="float">
            <text:p>325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rinidad and Tobago</text:p>
          </table:table-cell>
          <table:table-cell/>
          <table:table-cell office:value-type="float" office:value="31908" calcext:value-type="float">
            <text:p>319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lovakia</text:p>
          </table:table-cell>
          <table:table-cell/>
          <table:table-cell office:value-type="float" office:value="30632" calcext:value-type="float">
            <text:p>306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Portugal</text:p>
          </table:table-cell>
          <table:table-cell/>
          <table:table-cell office:value-type="float" office:value="30624" calcext:value-type="float">
            <text:p>306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Lithuania</text:p>
          </table:table-cell>
          <table:table-cell/>
          <table:table-cell office:value-type="float" office:value="29966" calcext:value-type="float">
            <text:p>299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Estonia</text:p>
          </table:table-cell>
          <table:table-cell/>
          <table:table-cell office:value-type="float" office:value="29365" calcext:value-type="float">
            <text:p>293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eychelles</text:p>
          </table:table-cell>
          <table:table-cell/>
          <table:table-cell office:value-type="float" office:value="28391" calcext:value-type="float">
            <text:p>283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Poland</text:p>
          </table:table-cell>
          <table:table-cell/>
          <table:table-cell office:value-type="float" office:value="27811" calcext:value-type="float">
            <text:p>278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laysia</text:p>
          </table:table-cell>
          <table:table-cell/>
          <table:table-cell office:value-type="float" office:value="27681" calcext:value-type="float">
            <text:p>276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reece</text:p>
          </table:table-cell>
          <table:table-cell/>
          <table:table-cell office:value-type="float" office:value="26783" calcext:value-type="float">
            <text:p>2678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aint Kitts and Nevis</text:p>
          </table:table-cell>
          <table:table-cell/>
          <table:table-cell office:value-type="float" office:value="26686" calcext:value-type="float">
            <text:p>266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Hungary</text:p>
          </table:table-cell>
          <table:table-cell/>
          <table:table-cell office:value-type="float" office:value="26681" calcext:value-type="float">
            <text:p>266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Latvia</text:p>
          </table:table-cell>
          <table:table-cell/>
          <table:table-cell office:value-type="float" office:value="26031" calcext:value-type="float">
            <text:p>260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Equatorial Guinea</text:p>
          </table:table-cell>
          <table:table-cell/>
          <table:table-cell office:value-type="float" office:value="25535" calcext:value-type="float">
            <text:p>255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Kazakhstan</text:p>
          </table:table-cell>
          <table:table-cell/>
          <table:table-cell office:value-type="float" office:value="25264" calcext:value-type="float">
            <text:p>252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urkey</text:p>
          </table:table-cell>
          <table:table-cell/>
          <table:table-cell office:value-type="float" office:value="24244" calcext:value-type="float">
            <text:p>24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hile</text:p>
          </table:table-cell>
          <table:table-cell/>
          <table:table-cell office:value-type="float" office:value="23960" calcext:value-type="float">
            <text:p>239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Romania</text:p>
          </table:table-cell>
          <table:table-cell/>
          <table:table-cell office:value-type="float" office:value="23626" calcext:value-type="float">
            <text:p>236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roatia</text:p>
          </table:table-cell>
          <table:table-cell/>
          <table:table-cell office:value-type="float" office:value="23596" calcext:value-type="float">
            <text:p>235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ahamas, The</text:p>
          </table:table-cell>
          <table:table-cell/>
          <table:table-cell office:value-type="float" office:value="23173" calcext:value-type="float">
            <text:p>231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Russia</text:p>
          </table:table-cell>
          <table:table-cell office:value-type="string" calcext:value-type="string">
            <text:p>ru</text:p>
          </table:table-cell>
          <table:table-cell office:value-type="float" office:value="23163" calcext:value-type="float">
            <text:p>231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Panama</text:p>
          </table:table-cell>
          <table:table-cell/>
          <table:table-cell office:value-type="float" office:value="23015" calcext:value-type="float">
            <text:p>230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ntigua and Barbuda</text:p>
          </table:table-cell>
          <table:table-cell/>
          <table:table-cell office:value-type="float" office:value="22414" calcext:value-type="float">
            <text:p>224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Uruguay</text:p>
          </table:table-cell>
          <table:table-cell/>
          <table:table-cell office:value-type="float" office:value="21625" calcext:value-type="float">
            <text:p>216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uritius</text:p>
          </table:table-cell>
          <table:table-cell/>
          <table:table-cell office:value-type="float" office:value="21088" calcext:value-type="float">
            <text:p>210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rgentina</text:p>
          </table:table-cell>
          <table:table-cell/>
          <table:table-cell office:value-type="float" office:value="19934" calcext:value-type="float">
            <text:p>1993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ulgaria</text:p>
          </table:table-cell>
          <table:table-cell/>
          <table:table-cell office:value-type="float" office:value="19199" calcext:value-type="float">
            <text:p>191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abon</text:p>
          </table:table-cell>
          <table:table-cell/>
          <table:table-cell office:value-type="float" office:value="18108" calcext:value-type="float">
            <text:p>18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elarus</text:p>
          </table:table-cell>
          <table:table-cell/>
          <table:table-cell office:value-type="float" office:value="18060" calcext:value-type="float">
            <text:p>180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exico</text:p>
          </table:table-cell>
          <table:table-cell office:value-type="string" calcext:value-type="string">
            <text:p>es</text:p>
          </table:table-cell>
          <table:table-cell office:value-type="float" office:value="17862" calcext:value-type="float">
            <text:p>1786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Iraq</text:p>
          </table:table-cell>
          <table:table-cell/>
          <table:table-cell office:value-type="float" office:value="17354" calcext:value-type="float">
            <text:p>173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zerbaijan</text:p>
          </table:table-cell>
          <table:table-cell/>
          <table:table-cell office:value-type="float" office:value="17253" calcext:value-type="float">
            <text:p>172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hailand</text:p>
          </table:table-cell>
          <table:table-cell/>
          <table:table-cell office:value-type="float" office:value="16917" calcext:value-type="float">
            <text:p>169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urkmenistan</text:p>
          </table:table-cell>
          <table:table-cell/>
          <table:table-cell office:value-type="float" office:value="16881" calcext:value-type="float">
            <text:p>168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ontenegro</text:p>
          </table:table-cell>
          <table:table-cell/>
          <table:table-cell office:value-type="float" office:value="16854" calcext:value-type="float">
            <text:p>168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arbados</text:p>
          </table:table-cell>
          <table:table-cell/>
          <table:table-cell office:value-type="float" office:value="16816" calcext:value-type="float">
            <text:p>168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otswana</text:p>
          </table:table-cell>
          <table:table-cell/>
          <table:table-cell office:value-type="float" office:value="16735" calcext:value-type="float">
            <text:p>167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osta Rica</text:p>
          </table:table-cell>
          <table:table-cell/>
          <table:table-cell office:value-type="float" office:value="16614" calcext:value-type="float">
            <text:p>166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World</text:p>
          </table:table-cell>
          <table:table-cell/>
          <table:table-cell office:value-type="float" office:value="16136" calcext:value-type="float">
            <text:p>161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hina</text:p>
          </table:table-cell>
          <table:table-cell office:value-type="string" calcext:value-type="string">
            <text:p>hk</text:p>
          </table:table-cell>
          <table:table-cell office:value-type="float" office:value="15535" calcext:value-type="float">
            <text:p>155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Palau</text:p>
          </table:table-cell>
          <table:table-cell/>
          <table:table-cell office:value-type="float" office:value="15373" calcext:value-type="float">
            <text:p>153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Dominican Republic</text:p>
          </table:table-cell>
          <table:table-cell/>
          <table:table-cell office:value-type="float" office:value="15209" calcext:value-type="float">
            <text:p>15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razil</text:p>
          </table:table-cell>
          <table:table-cell/>
          <table:table-cell office:value-type="float" office:value="15128" calcext:value-type="float">
            <text:p>151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cedonia</text:p>
          </table:table-cell>
          <table:table-cell/>
          <table:table-cell office:value-type="float" office:value="15121" calcext:value-type="float">
            <text:p>151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lgeria</text:p>
          </table:table-cell>
          <table:table-cell/>
          <table:table-cell office:value-type="float" office:value="15075" calcext:value-type="float">
            <text:p>150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erbia</text:p>
          </table:table-cell>
          <table:table-cell/>
          <table:table-cell office:value-type="float" office:value="14512" calcext:value-type="float">
            <text:p>145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olombia</text:p>
          </table:table-cell>
          <table:table-cell/>
          <table:table-cell office:value-type="float" office:value="14158" calcext:value-type="float">
            <text:p>141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uriname</text:p>
          </table:table-cell>
          <table:table-cell/>
          <table:table-cell office:value-type="float" office:value="14146" calcext:value-type="float">
            <text:p>1414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Lebanon</text:p>
          </table:table-cell>
          <table:table-cell/>
          <table:table-cell office:value-type="float" office:value="13996" calcext:value-type="float">
            <text:p>139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Nauru</text:p>
          </table:table-cell>
          <table:table-cell/>
          <table:table-cell office:value-type="float" office:value="13970" calcext:value-type="float">
            <text:p>1397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renada</text:p>
          </table:table-cell>
          <table:table-cell/>
          <table:table-cell office:value-type="float" office:value="13928" calcext:value-type="float">
            <text:p>139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outh Africa</text:p>
          </table:table-cell>
          <table:table-cell/>
          <table:table-cell office:value-type="float" office:value="13225" calcext:value-type="float">
            <text:p>132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ldives</text:p>
          </table:table-cell>
          <table:table-cell/>
          <table:table-cell office:value-type="float" office:value="13199" calcext:value-type="float">
            <text:p>131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Peru</text:p>
          </table:table-cell>
          <table:table-cell/>
          <table:table-cell office:value-type="float" office:value="13022" calcext:value-type="float">
            <text:p>130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ri Lanka</text:p>
          </table:table-cell>
          <table:table-cell/>
          <table:table-cell office:value-type="float" office:value="12316" calcext:value-type="float">
            <text:p>123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ongolia</text:p>
          </table:table-cell>
          <table:table-cell/>
          <table:table-cell office:value-type="float" office:value="12220" calcext:value-type="float">
            <text:p>122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osnia and Herzegovina</text:p>
          </table:table-cell>
          <table:table-cell/>
          <table:table-cell office:value-type="float" office:value="12075" calcext:value-type="float">
            <text:p>120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lbania</text:p>
          </table:table-cell>
          <table:table-cell/>
          <table:table-cell office:value-type="float" office:value="11929" calcext:value-type="float">
            <text:p>119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Indonesia</text:p>
          </table:table-cell>
          <table:table-cell/>
          <table:table-cell office:value-type="float" office:value="11612" calcext:value-type="float">
            <text:p>116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aint Vincent and the Grenadines</text:p>
          </table:table-cell>
          <table:table-cell/>
          <table:table-cell office:value-type="float" office:value="11606" calcext:value-type="float">
            <text:p>116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unisia</text:p>
          </table:table-cell>
          <table:table-cell/>
          <table:table-cell office:value-type="float" office:value="11599" calcext:value-type="float">
            <text:p>115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aint Lucia</text:p>
          </table:table-cell>
          <table:table-cell/>
          <table:table-cell office:value-type="float" office:value="11546" calcext:value-type="float">
            <text:p>1154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Ecuador</text:p>
          </table:table-cell>
          <table:table-cell/>
          <table:table-cell office:value-type="float" office:value="11286" calcext:value-type="float">
            <text:p>112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Egypt</text:p>
          </table:table-cell>
          <table:table-cell office:value-type="string" calcext:value-type="string">
            <text:p>ar</text:p>
          </table:table-cell>
          <table:table-cell office:value-type="float" office:value="11132" calcext:value-type="float">
            <text:p>111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Dominica</text:p>
          </table:table-cell>
          <table:table-cell/>
          <table:table-cell office:value-type="float" office:value="10975" calcext:value-type="float">
            <text:p>109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Namibia</text:p>
          </table:table-cell>
          <table:table-cell/>
          <table:table-cell office:value-type="float" office:value="10585" calcext:value-type="float">
            <text:p>105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Kosovo</text:p>
          </table:table-cell>
          <table:table-cell/>
          <table:table-cell office:value-type="float" office:value="10066" calcext:value-type="float">
            <text:p>100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eorgia</text:p>
          </table:table-cell>
          <table:table-cell/>
          <table:table-cell office:value-type="float" office:value="9997" calcext:value-type="float">
            <text:p>999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Paraguay</text:p>
          </table:table-cell>
          <table:table-cell/>
          <table:table-cell office:value-type="float" office:value="9577" calcext:value-type="float">
            <text:p>957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Fiji</text:p>
          </table:table-cell>
          <table:table-cell/>
          <table:table-cell office:value-type="float" office:value="9561" calcext:value-type="float">
            <text:p>956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Jordan</text:p>
          </table:table-cell>
          <table:table-cell/>
          <table:table-cell office:value-type="float" office:value="9050" calcext:value-type="float">
            <text:p>90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Jamaica</text:p>
          </table:table-cell>
          <table:table-cell/>
          <table:table-cell office:value-type="float" office:value="8835" calcext:value-type="float">
            <text:p>88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rmenia</text:p>
          </table:table-cell>
          <table:table-cell/>
          <table:table-cell office:value-type="float" office:value="8818" calcext:value-type="float">
            <text:p>88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hutan</text:p>
          </table:table-cell>
          <table:table-cell/>
          <table:table-cell office:value-type="float" office:value="8744" calcext:value-type="float">
            <text:p>87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El Salvador</text:p>
          </table:table-cell>
          <table:table-cell/>
          <table:table-cell office:value-type="float" office:value="8619" calcext:value-type="float">
            <text:p>86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elize</text:p>
          </table:table-cell>
          <table:table-cell office:value-type="string" calcext:value-type="string">
            <text:p>en</text:p>
          </table:table-cell>
          <table:table-cell office:value-type="float" office:value="8448" calcext:value-type="float">
            <text:p>844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waziland</text:p>
          </table:table-cell>
          <table:table-cell/>
          <table:table-cell office:value-type="float" office:value="8343" calcext:value-type="float">
            <text:p>83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Ukraine</text:p>
          </table:table-cell>
          <table:table-cell/>
          <table:table-cell office:value-type="float" office:value="8272" calcext:value-type="float">
            <text:p>82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uatemala</text:p>
          </table:table-cell>
          <table:table-cell/>
          <table:table-cell office:value-type="float" office:value="7947" calcext:value-type="float">
            <text:p>79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orocco</text:p>
          </table:table-cell>
          <table:table-cell/>
          <table:table-cell office:value-type="float" office:value="7838" calcext:value-type="float">
            <text:p>783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uyana</text:p>
          </table:table-cell>
          <table:table-cell/>
          <table:table-cell office:value-type="float" office:value="7819" calcext:value-type="float">
            <text:p>78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Philippines</text:p>
          </table:table-cell>
          <table:table-cell/>
          <table:table-cell office:value-type="float" office:value="7806" calcext:value-type="float">
            <text:p>78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olivia</text:p>
          </table:table-cell>
          <table:table-cell/>
          <table:table-cell office:value-type="float" office:value="7236" calcext:value-type="float">
            <text:p>72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India</text:p>
          </table:table-cell>
          <table:table-cell/>
          <table:table-cell office:value-type="float" office:value="6572" calcext:value-type="float">
            <text:p>65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ape Verde</text:p>
          </table:table-cell>
          <table:table-cell/>
          <table:table-cell office:value-type="float" office:value="6553" calcext:value-type="float">
            <text:p>65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Uzbekistan</text:p>
          </table:table-cell>
          <table:table-cell/>
          <table:table-cell office:value-type="float" office:value="6514" calcext:value-type="float">
            <text:p>65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ngola</text:p>
          </table:table-cell>
          <table:table-cell/>
          <table:table-cell office:value-type="float" office:value="6499" calcext:value-type="float">
            <text:p>64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Vietnam</text:p>
          </table:table-cell>
          <table:table-cell/>
          <table:table-cell office:value-type="float" office:value="6424" calcext:value-type="float">
            <text:p>64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amoa</text:p>
          </table:table-cell>
          <table:table-cell/>
          <table:table-cell office:value-type="float" office:value="6345" calcext:value-type="float">
            <text:p>63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Laos</text:p>
          </table:table-cell>
          <table:table-cell/>
          <table:table-cell office:value-type="float" office:value="6186" calcext:value-type="float">
            <text:p>61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Nigeria</text:p>
          </table:table-cell>
          <table:table-cell/>
          <table:table-cell office:value-type="float" office:value="5867" calcext:value-type="float">
            <text:p>58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yanmar</text:p>
          </table:table-cell>
          <table:table-cell/>
          <table:table-cell office:value-type="float" office:value="5773" calcext:value-type="float">
            <text:p>57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onga</text:p>
          </table:table-cell>
          <table:table-cell/>
          <table:table-cell office:value-type="float" office:value="5752" calcext:value-type="float">
            <text:p>57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ongo, Rep.</text:p>
          </table:table-cell>
          <table:table-cell/>
          <table:table-cell office:value-type="float" office:value="5719" calcext:value-type="float">
            <text:p>57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Nicaragua</text:p>
          </table:table-cell>
          <table:table-cell/>
          <table:table-cell office:value-type="float" office:value="5541" calcext:value-type="float">
            <text:p>55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oldova</text:p>
          </table:table-cell>
          <table:table-cell/>
          <table:table-cell office:value-type="float" office:value="5334" calcext:value-type="float">
            <text:p>533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Pakistan</text:p>
          </table:table-cell>
          <table:table-cell/>
          <table:table-cell office:value-type="float" office:value="5249" calcext:value-type="float">
            <text:p>52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Honduras</text:p>
          </table:table-cell>
          <table:table-cell/>
          <table:table-cell office:value-type="float" office:value="4738" calcext:value-type="float">
            <text:p>473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udan</text:p>
          </table:table-cell>
          <table:table-cell/>
          <table:table-cell office:value-type="float" office:value="4730" calcext:value-type="float">
            <text:p>47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hana</text:p>
          </table:table-cell>
          <table:table-cell/>
          <table:table-cell office:value-type="float" office:value="4294" calcext:value-type="float">
            <text:p>42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rshall Islands</text:p>
          </table:table-cell>
          <table:table-cell/>
          <table:table-cell office:value-type="float" office:value="4072" calcext:value-type="float">
            <text:p>40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Zambia</text:p>
          </table:table-cell>
          <table:table-cell/>
          <table:table-cell office:value-type="float" office:value="3922" calcext:value-type="float">
            <text:p>39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uritania</text:p>
          </table:table-cell>
          <table:table-cell/>
          <table:table-cell office:value-type="float" office:value="3854" calcext:value-type="float">
            <text:p>38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ambodia</text:p>
          </table:table-cell>
          <table:table-cell/>
          <table:table-cell office:value-type="float" office:value="3736" calcext:value-type="float">
            <text:p>37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ôte d'Ivoire</text:p>
          </table:table-cell>
          <table:table-cell/>
          <table:table-cell office:value-type="float" office:value="3720" calcext:value-type="float">
            <text:p>37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uvalu</text:p>
          </table:table-cell>
          <table:table-cell/>
          <table:table-cell office:value-type="float" office:value="3652" calcext:value-type="float">
            <text:p>36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icronesia</text:p>
          </table:table-cell>
          <table:table-cell/>
          <table:table-cell office:value-type="float" office:value="3593" calcext:value-type="float">
            <text:p>359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angladesh</text:p>
          </table:table-cell>
          <table:table-cell/>
          <table:table-cell office:value-type="float" office:value="3581" calcext:value-type="float">
            <text:p>35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Kyrgyzstan</text:p>
          </table:table-cell>
          <table:table-cell/>
          <table:table-cell office:value-type="float" office:value="3551" calcext:value-type="float">
            <text:p>35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ameroon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ão Tomé and Príncipe</text:p>
          </table:table-cell>
          <table:table-cell/>
          <table:table-cell office:value-type="float" office:value="3229" calcext:value-type="float">
            <text:p>32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Kenya</text:p>
          </table:table-cell>
          <table:table-cell/>
          <table:table-cell office:value-type="float" office:value="3156" calcext:value-type="float">
            <text:p>31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Vanuatu</text:p>
          </table:table-cell>
          <table:table-cell/>
          <table:table-cell office:value-type="float" office:value="3081" calcext:value-type="float">
            <text:p>30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Lesotho</text:p>
          </table:table-cell>
          <table:table-cell/>
          <table:table-cell office:value-type="float" office:value="3029" calcext:value-type="float">
            <text:p>30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ajikistan</text:p>
          </table:table-cell>
          <table:table-cell/>
          <table:table-cell office:value-type="float" office:value="2980" calcext:value-type="float">
            <text:p>29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anzania</text:p>
          </table:table-cell>
          <table:table-cell/>
          <table:table-cell office:value-type="float" office:value="2787" calcext:value-type="float">
            <text:p>27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enegal</text:p>
          </table:table-cell>
          <table:table-cell/>
          <table:table-cell office:value-type="float" office:value="2568" calcext:value-type="float">
            <text:p>25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Yemen</text:p>
          </table:table-cell>
          <table:table-cell/>
          <table:table-cell office:value-type="float" office:value="2508" calcext:value-type="float">
            <text:p>25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/>
          <table:table-cell office:value-type="float" office:value="2468" calcext:value-type="float">
            <text:p>24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olomon Islands</text:p>
          </table:table-cell>
          <table:table-cell/>
          <table:table-cell office:value-type="float" office:value="2236" calcext:value-type="float">
            <text:p>22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enin</text:p>
          </table:table-cell>
          <table:table-cell/>
          <table:table-cell office:value-type="float" office:value="2168" calcext:value-type="float">
            <text:p>21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li</text:p>
          </table:table-cell>
          <table:table-cell/>
          <table:table-cell office:value-type="float" office:value="2117" calcext:value-type="float">
            <text:p>21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Kiribati</text:p>
          </table:table-cell>
          <table:table-cell/>
          <table:table-cell office:value-type="float" office:value="2047" calcext:value-type="float">
            <text:p>20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Zimbabwe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had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Rwanda</text:p>
          </table:table-cell>
          <table:table-cell/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Afghanistan</text:p>
          </table:table-cell>
          <table:table-cell/>
          <table:table-cell office:value-type="float" office:value="1877" calcext:value-type="float">
            <text:p>187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Uganda</text:p>
          </table:table-cell>
          <table:table-cell/>
          <table:table-cell office:value-type="float" office:value="1849" calcext:value-type="float">
            <text:p>18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Haiti</text:p>
          </table:table-cell>
          <table:table-cell/>
          <table:table-cell office:value-type="float" office:value="1784" calcext:value-type="float">
            <text:p>17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Ethiopia</text:p>
          </table:table-cell>
          <table:table-cell/>
          <table:table-cell office:value-type="float" office:value="1735" calcext:value-type="float">
            <text:p>17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urkina Faso</text:p>
          </table:table-cell>
          <table:table-cell/>
          <table:table-cell office:value-type="float" office:value="1720" calcext:value-type="float">
            <text:p>17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ambia, The</text:p>
          </table:table-cell>
          <table:table-cell/>
          <table:table-cell office:value-type="float" office:value="1689" calcext:value-type="float">
            <text:p>16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uinea-Bissau</text:p>
          </table:table-cell>
          <table:table-cell/>
          <table:table-cell office:value-type="float" office:value="1582" calcext:value-type="float">
            <text:p>15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omoros</text:p>
          </table:table-cell>
          <table:table-cell/>
          <table:table-cell office:value-type="float" office:value="1522" calcext:value-type="float">
            <text:p>15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dagascar</text:p>
          </table:table-cell>
          <table:table-cell/>
          <table:table-cell office:value-type="float" office:value="1506" calcext:value-type="float">
            <text:p>15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Togo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Sierra Leone</text:p>
          </table:table-cell>
          <table:table-cell/>
          <table:table-cell office:value-type="float" office:value="1473" calcext:value-type="float">
            <text:p>14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West Bank and Gaza</text:p>
          </table:table-cell>
          <table:table-cell/>
          <table:table-cell office:value-type="float" office:value="1323" calcext:value-type="float">
            <text:p>13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Guinea</text:p>
          </table:table-cell>
          <table:table-cell/>
          <table:table-cell office:value-type="float" office:value="1311" calcext:value-type="float">
            <text:p>13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ozambique</text:p>
          </table:table-cell>
          <table:table-cell/>
          <table:table-cell office:value-type="float" office:value="1217" calcext:value-type="float">
            <text:p>12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Malawi</text:p>
          </table:table-cell>
          <table:table-cell/>
          <table:table-cell office:value-type="float" office:value="1169" calcext:value-type="float">
            <text:p>116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Niger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Liberia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ongo, Dem. Rep.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Burundi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 Central African Republic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1020"/>
        </table:table-row>
      </table:table>
      <table:table table:name="Results" table:style-name="ta1">
        <table:table-column table:style-name="co4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 speakers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table:style-name="ce38" table:formula="of:=['15% Native Speaker'.F9]" office:value-type="float" office:value="0.00981233162999294" calcext:value-type="float">
            <text:p>0.00981</text:p>
          </table:table-cell>
          <table:table-cell table:style-name="ce38" table:formula="of:=['50% Total Speaker'.F12]" office:value-type="float" office:value="0.0334708121827411" calcext:value-type="float">
            <text:p>0.03347</text:p>
          </table:table-cell>
          <table:table-cell table:style-name="ce38" table:formula="of:=['10% Web Use'.F23]" office:value-type="float" office:value="0.0007" calcext:value-type="float">
            <text:p>0.00070</text:p>
          </table:table-cell>
          <table:table-cell table:style-name="ce38" table:formula="of:=['25% GDP'.K8]" office:value-type="float" office:value="0.0242744654404735" calcext:value-type="float">
            <text:p>0.02427</text:p>
          </table:table-cell>
          <table:table-cell table:formula="of:=SUM([.C7:.F7])" office:value-type="float" office:value="0.0682576092532075" calcext:value-type="float">
            <text:p>0.06825760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table:style-name="ce38" table:formula="of:=['15% Native Speaker'.F11]" office:value-type="float" office:value="0.00595645937656463" calcext:value-type="float">
            <text:p>0.00596</text:p>
          </table:table-cell>
          <table:table-cell table:style-name="ce38" table:formula="of:=['50% Total Speaker'.F8]" office:value-type="float" office:value="0.0778870558375635" calcext:value-type="float">
            <text:p>0.07789</text:p>
          </table:table-cell>
          <table:table-cell table:style-name="ce38" table:formula="of:=['10% Web Use'.F8]" office:value-type="float" office:value="0.0515" calcext:value-type="float">
            <text:p>0.05150</text:p>
          </table:table-cell>
          <table:table-cell table:style-name="ce38" table:formula="of:=['25% GDP'.K10]" office:value-type="float" office:value="0.225725534559526" calcext:value-type="float">
            <text:p>0.22573</text:p>
          </table:table-cell>
          <table:table-cell table:formula="of:=SUM([.C8:.F8])" office:value-type="float" office:value="0.361069049773655" calcext:value-type="float">
            <text:p>0.361069049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15% Native Speaker'.B7:'15% Native Speaker'.F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5:40:30.630744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40:32.858014315</meta:creation-date>
    <meta:editing-duration>PT6M4S</meta:editing-duration>
    <meta:editing-cycles>3</meta:editing-cycles>
    <meta:generator>LibreOffice/5.1.6.2$Linux_X86_64 LibreOffice_project/10m0$Build-2</meta:generator>
    <dc:date>2018-02-13T17:31:26.202726829</dc:date>
    <meta:document-statistic meta:table-count="5" meta:cell-count="1263" meta:object-count="0"/>
  </office:meta>
</office:document-meta>
</file>